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0.4402in"/>
    </style:style>
    <style:style style:name="co6" style:family="table-column">
      <style:table-column-properties fo:break-before="auto" style:column-width="0.4154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0.9516in"/>
    </style:style>
    <style:style style:name="co9" style:family="table-column">
      <style:table-column-properties fo:break-before="auto" style:column-width="1.3535in"/>
    </style:style>
    <style:style style:name="co10" style:family="table-column">
      <style:table-column-properties fo:break-before="auto" style:column-width="0.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3417in"/>
    </style:style>
    <style:style style:name="co14" style:family="table-column">
      <style:table-column-properties fo:break-before="auto" style:column-width="0.9965in"/>
    </style:style>
    <style:style style:name="co15" style:family="table-column">
      <style:table-column-properties fo:break-before="auto" style:column-width="1.0299in"/>
    </style:style>
    <style:style style:name="co16" style:family="table-column">
      <style:table-column-properties fo:break-before="auto" style:column-width="0.5673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 fo:border="0.74pt solid #000000"/>
    </style:style>
    <style:style style:name="ce2" style:family="table-cell" style:parent-style-name="Default">
      <style:table-cell-properties fo:background-color="#b3cac7" fo:border="0.74pt solid #000000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74pt solid #000000"/>
    </style:style>
    <style:style style:name="ce18" style:family="table-cell" style:parent-style-name="Default">
      <style:table-cell-properties fo:background-color="#afd095" fo:border="0.74pt solid #000000"/>
    </style:style>
    <style:style style:name="ce7" style:family="table-cell" style:parent-style-name="Default">
      <style:table-cell-properties fo:background-color="#afd095" fo:border="0.74pt solid #000000"/>
    </style:style>
    <style:style style:name="ce8" style:family="table-cell" style:parent-style-name="Default">
      <style:table-cell-properties fo:background-color="#ffe994" fo:border="0.74pt solid #000000"/>
    </style:style>
    <style:style style:name="ce9" style:family="table-cell" style:parent-style-name="Default">
      <style:table-cell-properties fo:background-color="#ffb66c" fo:border="0.74pt solid #000000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ackground-color="#b4c7d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ZadanieA" table:style-name="ta1"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zyskane głosy</text:p>
          </table:table-cell>
          <table:table-cell table:style-name="ce3" table:formula="of:=SUM([.B2:.B21])" office:value-type="float" office:value="6331" calcext:value-type="float">
            <text:p>6331</text:p>
          </table:table-cell>
          <table:table-cell table:style-name="ce3" table:formula="of:=SUM([.C2:.C21])" office:value-type="float" office:value="3801" calcext:value-type="float">
            <text:p>3801</text:p>
          </table:table-cell>
          <table:table-cell table:style-name="ce3" table:formula="of:=SUM([.D2:.D21])" office:value-type="float" office:value="3866" calcext:value-type="float">
            <text:p>3866</text:p>
          </table:table-cell>
          <table:table-cell table:style-name="ce3" table:formula="of:=SUM([.E2:.E21])" office:value-type="float" office:value="4941" calcext:value-type="float">
            <text:p>4941</text:p>
          </table:table-cell>
          <table:table-cell table:style-name="ce3" table:formula="of:=SUM([.F2:.F21])" office:value-type="float" office:value="4351" calcext:value-type="float">
            <text:p>4351</text:p>
          </table:table-cell>
          <table:table-cell table:style-name="ce3" table:formula="of:=SUM([.G2:.G21])" office:value-type="float" office:value="2281" calcext:value-type="float">
            <text:p>2281</text:p>
          </table:table-cell>
          <table:table-cell/>
        </table:table-row>
      </table:table>
      <table:table table:name="ZadanieB" table:style-name="ta1">
        <table:table-column table:style-name="co7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Suma głosów (okrąg)</text:p>
          </table:table-cell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 table:number-columns-repeated="6"/>
        </table:table-row>
        <table:table-row table:style-name="ro1">
          <table:table-cell table:formula="of:=SUM([.C2:.H2])"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formula="of:=SUM([.C3:.H3])" office:value-type="float" office:value="1552" calcext:value-type="float">
            <text:p>1552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SUM([.C4:.H4])" office:value-type="float" office:value="1458" calcext:value-type="float">
            <text:p>1458</text:p>
          </table:table-cell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SUM([.C5:.H5])"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" table:number-columns-spanned="3" table:number-rows-spanned="1"/>
          <table:covered-table-cell table:number-columns-repeated="2" table:style-name="ce6"/>
          <table:table-cell table:style-name="ce7" office:value-type="string" calcext:value-type="string">
            <text:p>Nr</text:p>
          </table:table-cell>
          <table:table-cell table:style-name="ce7" office:value-type="string" calcext:value-type="string">
            <text:p>Ilość głosów</text:p>
          </table:table-cell>
        </table:table-row>
        <table:table-row table:style-name="ro1">
          <table:table-cell table:formula="of:=SUM([.C6:.H6])" office:value-type="float" office:value="1209" calcext:value-type="float">
            <text:p>1209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" office:value-type="string" calcext:value-type="string" table:number-columns-spanned="3" table:number-rows-spanned="1">
            <text:p>Okrąg, który uzyskał największą ilość głosów: </text:p>
          </table:table-cell>
          <table:covered-table-cell table:number-columns-repeated="2" table:style-name="ce18"/>
          <table:table-cell table:style-name="ce8" table:formula="of:=VLOOKUP([.O6]; [.$A$2:.$B$21]; 2; 0)" office:value-type="float" office:value="2" calcext:value-type="float">
            <text:p>2</text:p>
          </table:table-cell>
          <table:table-cell table:style-name="ce9" table:formula="of:=MAX([.A2:.A21])" office:value-type="float" office:value="1552" calcext:value-type="float">
            <text:p>1552</text:p>
          </table:table-cell>
        </table:table-row>
        <table:table-row table:style-name="ro1">
          <table:table-cell table:formula="of:=SUM([.C7:.H7])" office:value-type="float" office:value="1521" calcext:value-type="float">
            <text:p>1521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5" office:value-type="string" calcext:value-type="string" table:number-columns-spanned="3" table:number-rows-spanned="1">
            <text:p>Okrąg, który uzyskał najmniejszą ilość głosów: </text:p>
          </table:table-cell>
          <table:covered-table-cell table:number-columns-repeated="2" table:style-name="ce18"/>
          <table:table-cell table:style-name="ce8" table:formula="of:=VLOOKUP([.O7]; [.$A$2:.$B$21]; 2; 0)" office:value-type="float" office:value="4" calcext:value-type="float">
            <text:p>4</text:p>
          </table:table-cell>
          <table:table-cell table:style-name="ce9" table:formula="of:=MIN([.A2:.A21])" office:value-type="float" office:value="1017" calcext:value-type="float">
            <text:p>1017</text:p>
          </table:table-cell>
        </table:table-row>
        <table:table-row table:style-name="ro1">
          <table:table-cell table:formula="of:=SUM([.C8:.H8])" office:value-type="float" office:value="1148" calcext:value-type="float">
            <text:p>1148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formula="of:=SUM([.C9:.H9])" office:value-type="float" office:value="1364" calcext:value-type="float">
            <text:p>1364</text:p>
          </table:table-cell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SUM([.C10:.H10])"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SUM([.C11:.H11])"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formula="of:=SUM([.C12:.H12])" office:value-type="float" office:value="1226" calcext:value-type="float">
            <text:p>1226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SUM([.C13:.H13])" office:value-type="float" office:value="1123" calcext:value-type="float">
            <text:p>1123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14:.H14])" office:value-type="float" office:value="1266" calcext:value-type="float">
            <text:p>1266</text:p>
          </table:table-cell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SUM([.C15:.H15])" office:value-type="float" office:value="1096" calcext:value-type="float">
            <text:p>1096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SUM([.C16:.H16])" office:value-type="float" office:value="1480" calcext:value-type="float">
            <text:p>1480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17:.H17])" office:value-type="float" office:value="1417" calcext:value-type="float">
            <text:p>1417</text:p>
          </table:table-cell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formula="of:=SUM([.C18:.H18])" office:value-type="float" office:value="1468" calcext:value-type="float">
            <text:p>1468</text:p>
          </table:table-cell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19:.H19])" office:value-type="float" office:value="1152" calcext:value-type="float">
            <text:p>1152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formula="of:=SUM([.C20:.H20])" office:value-type="float" office:value="1180" calcext:value-type="float">
            <text:p>1180</text:p>
          </table:table-cell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21:.H21])" office:value-type="float" office:value="1186" calcext:value-type="float">
            <text:p>1186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</table:table>
      <table:table table:name="ZadanieC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ce12"/>
        <table:table-column table:style-name="co3" table:number-columns-repeated="2" table:default-cell-style-name="Default"/>
        <table:table-column table:style-name="co15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Komitet</text:p>
          </table:table-cell>
          <table:table-cell table:style-name="ce18" office:value-type="string" calcext:value-type="string">
            <text:p>Liczba głosów</text:p>
          </table:table-cell>
        </table:table-row>
        <table:table-row table:style-name="ro1">
          <table:table-cell table:style-name="ce10" table:number-columns-repeated="8"/>
          <table:table-cell/>
          <table:table-cell table:style-name="ce2" office:value-type="string" calcext:value-type="string">
            <text:p>A</text:p>
          </table:table-cell>
          <table:table-cell table:style-name="ce9" table:formula="of:=COUNTIF([.$H$5:.$H$28]; [.J3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Krok</text:p>
          </table:table-cell>
          <table:table-cell table:style-name="ce11" office:value-type="string" calcext:value-type="string" table:number-columns-spanned="6" table:number-rows-spanned="1">
            <text:p>Komitety</text:p>
          </table:table-cell>
          <table:covered-table-cell table:number-columns-repeated="5" table:style-name="ce2"/>
          <table:table-cell table:style-name="ce2" office:value-type="string" calcext:value-type="string">
            <text:p>Kto otrzymuje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9" table:formula="of:=COUNTIF([.$H$5:.$H$28]; [.J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498" calcext:value-type="float">
            <text:p>498</text:p>
          </table:table-cell>
          <table:table-cell table:formula="of:=[.C2]" office:value-type="float" office:value="94" calcext:value-type="float">
            <text:p>94</text:p>
          </table:table-cell>
          <table:table-cell table:formula="of:=[.D2]" office:value-type="float" office:value="265" calcext:value-type="float">
            <text:p>265</text:p>
          </table:table-cell>
          <table:table-cell table:formula="of:=[.E2]" office:value-type="float" office:value="248" calcext:value-type="float">
            <text:p>248</text:p>
          </table:table-cell>
          <table:table-cell table:formula="of:=[.F2]" office:value-type="float" office:value="257" calcext:value-type="float">
            <text:p>257</text:p>
          </table:table-cell>
          <table:table-cell table:formula="of:=[.G2]" office:value-type="float" office:value="159" calcext:value-type="float">
            <text:p>159</text:p>
          </table:table-cell>
          <table:table-cell table:formula="of:=INDEX([.$B$1:.G1]; 1; MATCH(MAX([.B5:.G5]); [.B5:.G5]; 0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9" table:formula="of:=COUNTIF([.$H$5:.$H$28]; [.J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 / (COUNTIF([.$H$5:.$H5]; [.B$1]) + 1)" office:value-type="float" office:value="249" calcext:value-type="float">
            <text:p>249</text:p>
          </table:table-cell>
          <table:table-cell table:formula="of:=[.C$2] / (COUNTIF([.$H$5:.$H5]; [.C$1]) + 1)" office:value-type="float" office:value="94" calcext:value-type="float">
            <text:p>94</text:p>
          </table:table-cell>
          <table:table-cell table:formula="of:=[.D$2] / (COUNTIF([.$H$5:.$H5]; [.D$1]) + 1)" office:value-type="float" office:value="265" calcext:value-type="float">
            <text:p>265</text:p>
          </table:table-cell>
          <table:table-cell table:formula="of:=[.E$2] / (COUNTIF([.$H$5:.$H5]; [.E$1]) + 1)" office:value-type="float" office:value="248" calcext:value-type="float">
            <text:p>248</text:p>
          </table:table-cell>
          <table:table-cell table:formula="of:=[.F$2] / (COUNTIF([.$H$5:.$H5]; [.F$1]) + 1)" office:value-type="float" office:value="257" calcext:value-type="float">
            <text:p>257</text:p>
          </table:table-cell>
          <table:table-cell table:formula="of:=[.G$2] / (COUNTIF([.$H$5:.$H5]; [.G$1]) + 1)" office:value-type="float" office:value="159" calcext:value-type="float">
            <text:p>159</text:p>
          </table:table-cell>
          <table:table-cell table:formula="of:=INDEX([.$B$1:.G2]; 1; MATCH(MAX([.B6:.G6]); [.B6:.G6]; 0))" office:value-type="string" office:string-value="C" calcext:value-type="string">
            <text:p>C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9" table:formula="of:=COUNTIF([.$H$5:.$H$28]; [.J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 / (COUNTIF([.$H$5:.$H6]; [.B$1]) + 1)" office:value-type="float" office:value="249" calcext:value-type="float">
            <text:p>249</text:p>
          </table:table-cell>
          <table:table-cell table:formula="of:=[.C$2] / (COUNTIF([.$H$5:.$H6]; [.C$1]) + 1)" office:value-type="float" office:value="94" calcext:value-type="float">
            <text:p>94</text:p>
          </table:table-cell>
          <table:table-cell table:formula="of:=[.D$2] / (COUNTIF([.$H$5:.$H6]; [.D$1]) + 1)" office:value-type="float" office:value="132.5" calcext:value-type="float">
            <text:p>132,5</text:p>
          </table:table-cell>
          <table:table-cell table:formula="of:=[.E$2] / (COUNTIF([.$H$5:.$H6]; [.E$1]) + 1)" office:value-type="float" office:value="248" calcext:value-type="float">
            <text:p>248</text:p>
          </table:table-cell>
          <table:table-cell table:formula="of:=[.F$2] / (COUNTIF([.$H$5:.$H6]; [.F$1]) + 1)" office:value-type="float" office:value="257" calcext:value-type="float">
            <text:p>257</text:p>
          </table:table-cell>
          <table:table-cell table:formula="of:=[.G$2] / (COUNTIF([.$H$5:.$H6]; [.G$1]) + 1)" office:value-type="float" office:value="159" calcext:value-type="float">
            <text:p>159</text:p>
          </table:table-cell>
          <table:table-cell table:formula="of:=INDEX([.$B$1:.G3]; 1; MATCH(MAX([.B7:.G7]); [.B7:.G7]; 0))" office:value-type="string" office:string-value="E" calcext:value-type="string">
            <text:p>E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9" table:formula="of:=COUNTIF([.$H$5:.$H$28]; [.J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 / (COUNTIF([.$H$5:.$H7]; [.B$1]) + 1)" office:value-type="float" office:value="249" calcext:value-type="float">
            <text:p>249</text:p>
          </table:table-cell>
          <table:table-cell table:formula="of:=[.C$2] / (COUNTIF([.$H$5:.$H7]; [.C$1]) + 1)" office:value-type="float" office:value="94" calcext:value-type="float">
            <text:p>94</text:p>
          </table:table-cell>
          <table:table-cell table:formula="of:=[.D$2] / (COUNTIF([.$H$5:.$H7]; [.D$1]) + 1)" office:value-type="float" office:value="132.5" calcext:value-type="float">
            <text:p>132,5</text:p>
          </table:table-cell>
          <table:table-cell table:formula="of:=[.E$2] / (COUNTIF([.$H$5:.$H7]; [.E$1]) + 1)" office:value-type="float" office:value="248" calcext:value-type="float">
            <text:p>248</text:p>
          </table:table-cell>
          <table:table-cell table:formula="of:=[.F$2] / (COUNTIF([.$H$5:.$H7]; [.F$1]) + 1)" office:value-type="float" office:value="128.5" calcext:value-type="float">
            <text:p>128,5</text:p>
          </table:table-cell>
          <table:table-cell table:formula="of:=[.G$2] / (COUNTIF([.$H$5:.$H7]; [.G$1]) + 1)" office:value-type="float" office:value="159" calcext:value-type="float">
            <text:p>159</text:p>
          </table:table-cell>
          <table:table-cell table:formula="of:=INDEX([.$B$1:.G4]; 1; MATCH(MAX([.B8:.G8]); [.B8:.G8]; 0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9" table:formula="of:=COUNTIF([.$H$5:.$H$28]; [.J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 / (COUNTIF([.$H$5:.$H8]; [.B$1]) + 1)" office:value-type="float" office:value="166" calcext:value-type="float">
            <text:p>166</text:p>
          </table:table-cell>
          <table:table-cell table:formula="of:=[.C$2] / (COUNTIF([.$H$5:.$H8]; [.C$1]) + 1)" office:value-type="float" office:value="94" calcext:value-type="float">
            <text:p>94</text:p>
          </table:table-cell>
          <table:table-cell table:formula="of:=[.D$2] / (COUNTIF([.$H$5:.$H8]; [.D$1]) + 1)" office:value-type="float" office:value="132.5" calcext:value-type="float">
            <text:p>132,5</text:p>
          </table:table-cell>
          <table:table-cell table:formula="of:=[.E$2] / (COUNTIF([.$H$5:.$H8]; [.E$1]) + 1)" office:value-type="float" office:value="248" calcext:value-type="float">
            <text:p>248</text:p>
          </table:table-cell>
          <table:table-cell table:formula="of:=[.F$2] / (COUNTIF([.$H$5:.$H8]; [.F$1]) + 1)" office:value-type="float" office:value="128.5" calcext:value-type="float">
            <text:p>128,5</text:p>
          </table:table-cell>
          <table:table-cell table:formula="of:=[.G$2] / (COUNTIF([.$H$5:.$H8]; [.G$1]) + 1)" office:value-type="float" office:value="159" calcext:value-type="float">
            <text:p>159</text:p>
          </table:table-cell>
          <table:table-cell table:formula="of:=INDEX([.$B$1:.G5]; 1; MATCH(MAX([.B9:.G9]); [.B9:.G9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 / (COUNTIF([.$H$5:.$H9]; [.B$1]) + 1)" office:value-type="float" office:value="166" calcext:value-type="float">
            <text:p>166</text:p>
          </table:table-cell>
          <table:table-cell table:formula="of:=[.C$2] / (COUNTIF([.$H$5:.$H9]; [.C$1]) + 1)" office:value-type="float" office:value="94" calcext:value-type="float">
            <text:p>94</text:p>
          </table:table-cell>
          <table:table-cell table:formula="of:=[.D$2] / (COUNTIF([.$H$5:.$H9]; [.D$1]) + 1)" office:value-type="float" office:value="132.5" calcext:value-type="float">
            <text:p>132,5</text:p>
          </table:table-cell>
          <table:table-cell table:formula="of:=[.E$2] / (COUNTIF([.$H$5:.$H9]; [.E$1]) + 1)" office:value-type="float" office:value="124" calcext:value-type="float">
            <text:p>124</text:p>
          </table:table-cell>
          <table:table-cell table:formula="of:=[.F$2] / (COUNTIF([.$H$5:.$H9]; [.F$1]) + 1)" office:value-type="float" office:value="128.5" calcext:value-type="float">
            <text:p>128,5</text:p>
          </table:table-cell>
          <table:table-cell table:formula="of:=[.G$2] / (COUNTIF([.$H$5:.$H9]; [.G$1]) + 1)" office:value-type="float" office:value="159" calcext:value-type="float">
            <text:p>159</text:p>
          </table:table-cell>
          <table:table-cell table:formula="of:=INDEX([.$B$1:.G6]; 1; MATCH(MAX([.B10:.G10]); [.B10:.G10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 / (COUNTIF([.$H$5:.$H10]; [.B$1]) + 1)" office:value-type="float" office:value="124.5" calcext:value-type="float">
            <text:p>124,5</text:p>
          </table:table-cell>
          <table:table-cell table:formula="of:=[.C$2] / (COUNTIF([.$H$5:.$H10]; [.C$1]) + 1)" office:value-type="float" office:value="94" calcext:value-type="float">
            <text:p>94</text:p>
          </table:table-cell>
          <table:table-cell table:formula="of:=[.D$2] / (COUNTIF([.$H$5:.$H10]; [.D$1]) + 1)" office:value-type="float" office:value="132.5" calcext:value-type="float">
            <text:p>132,5</text:p>
          </table:table-cell>
          <table:table-cell table:formula="of:=[.E$2] / (COUNTIF([.$H$5:.$H10]; [.E$1]) + 1)" office:value-type="float" office:value="124" calcext:value-type="float">
            <text:p>124</text:p>
          </table:table-cell>
          <table:table-cell table:formula="of:=[.F$2] / (COUNTIF([.$H$5:.$H10]; [.F$1]) + 1)" office:value-type="float" office:value="128.5" calcext:value-type="float">
            <text:p>128,5</text:p>
          </table:table-cell>
          <table:table-cell table:formula="of:=[.G$2] / (COUNTIF([.$H$5:.$H10]; [.G$1]) + 1)" office:value-type="float" office:value="159" calcext:value-type="float">
            <text:p>159</text:p>
          </table:table-cell>
          <table:table-cell table:formula="of:=INDEX([.$B$1:.G7]; 1; MATCH(MAX([.B11:.G11]); [.B11:.G11]; 0)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 / (COUNTIF([.$H$5:.$H11]; [.B$1]) + 1)" office:value-type="float" office:value="124.5" calcext:value-type="float">
            <text:p>124,5</text:p>
          </table:table-cell>
          <table:table-cell table:formula="of:=[.C$2] / (COUNTIF([.$H$5:.$H11]; [.C$1]) + 1)" office:value-type="float" office:value="94" calcext:value-type="float">
            <text:p>94</text:p>
          </table:table-cell>
          <table:table-cell table:formula="of:=[.D$2] / (COUNTIF([.$H$5:.$H11]; [.D$1]) + 1)" office:value-type="float" office:value="132.5" calcext:value-type="float">
            <text:p>132,5</text:p>
          </table:table-cell>
          <table:table-cell table:formula="of:=[.E$2] / (COUNTIF([.$H$5:.$H11]; [.E$1]) + 1)" office:value-type="float" office:value="124" calcext:value-type="float">
            <text:p>124</text:p>
          </table:table-cell>
          <table:table-cell table:formula="of:=[.F$2] / (COUNTIF([.$H$5:.$H11]; [.F$1]) + 1)" office:value-type="float" office:value="128.5" calcext:value-type="float">
            <text:p>128,5</text:p>
          </table:table-cell>
          <table:table-cell table:formula="of:=[.G$2] / (COUNTIF([.$H$5:.$H11]; [.G$1]) + 1)" office:value-type="float" office:value="79.5" calcext:value-type="float">
            <text:p>79,5</text:p>
          </table:table-cell>
          <table:table-cell table:formula="of:=INDEX([.$B$1:.G8]; 1; MATCH(MAX([.B12:.G12]); [.B12:.G12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 / (COUNTIF([.$H$5:.$H12]; [.B$1]) + 1)" office:value-type="float" office:value="124.5" calcext:value-type="float">
            <text:p>124,5</text:p>
          </table:table-cell>
          <table:table-cell table:formula="of:=[.C$2] / (COUNTIF([.$H$5:.$H12]; [.C$1]) + 1)" office:value-type="float" office:value="94" calcext:value-type="float">
            <text:p>94</text:p>
          </table:table-cell>
          <table:table-cell table:formula="of:=[.D$2] / (COUNTIF([.$H$5:.$H12]; [.D$1]) + 1)" office:value-type="float" office:value="88.3333333333333" calcext:value-type="float">
            <text:p>88,3333333333333</text:p>
          </table:table-cell>
          <table:table-cell table:formula="of:=[.E$2] / (COUNTIF([.$H$5:.$H12]; [.E$1]) + 1)" office:value-type="float" office:value="124" calcext:value-type="float">
            <text:p>124</text:p>
          </table:table-cell>
          <table:table-cell table:formula="of:=[.F$2] / (COUNTIF([.$H$5:.$H12]; [.F$1]) + 1)" office:value-type="float" office:value="128.5" calcext:value-type="float">
            <text:p>128,5</text:p>
          </table:table-cell>
          <table:table-cell table:formula="of:=[.G$2] / (COUNTIF([.$H$5:.$H12]; [.G$1]) + 1)" office:value-type="float" office:value="79.5" calcext:value-type="float">
            <text:p>79,5</text:p>
          </table:table-cell>
          <table:table-cell table:formula="of:=INDEX([.$B$1:.G9]; 1; MATCH(MAX([.B13:.G13]); [.B13:.G13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 / (COUNTIF([.$H$5:.$H13]; [.B$1]) + 1)" office:value-type="float" office:value="124.5" calcext:value-type="float">
            <text:p>124,5</text:p>
          </table:table-cell>
          <table:table-cell table:formula="of:=[.C$2] / (COUNTIF([.$H$5:.$H13]; [.C$1]) + 1)" office:value-type="float" office:value="94" calcext:value-type="float">
            <text:p>94</text:p>
          </table:table-cell>
          <table:table-cell table:formula="of:=[.D$2] / (COUNTIF([.$H$5:.$H13]; [.D$1]) + 1)" office:value-type="float" office:value="88.3333333333333" calcext:value-type="float">
            <text:p>88,3333333333333</text:p>
          </table:table-cell>
          <table:table-cell table:formula="of:=[.E$2] / (COUNTIF([.$H$5:.$H13]; [.E$1]) + 1)" office:value-type="float" office:value="124" calcext:value-type="float">
            <text:p>124</text:p>
          </table:table-cell>
          <table:table-cell table:formula="of:=[.F$2] / (COUNTIF([.$H$5:.$H13]; [.F$1]) + 1)" office:value-type="float" office:value="85.6666666666667" calcext:value-type="float">
            <text:p>85,6666666666667</text:p>
          </table:table-cell>
          <table:table-cell table:formula="of:=[.G$2] / (COUNTIF([.$H$5:.$H13]; [.G$1]) + 1)" office:value-type="float" office:value="79.5" calcext:value-type="float">
            <text:p>79,5</text:p>
          </table:table-cell>
          <table:table-cell table:formula="of:=INDEX([.$B$1:.G10]; 1; MATCH(MAX([.B14:.G14]); [.B14:.G14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 / (COUNTIF([.$H$5:.$H14]; [.B$1]) + 1)" office:value-type="float" office:value="99.6" calcext:value-type="float">
            <text:p>99,6</text:p>
          </table:table-cell>
          <table:table-cell table:formula="of:=[.C$2] / (COUNTIF([.$H$5:.$H14]; [.C$1]) + 1)" office:value-type="float" office:value="94" calcext:value-type="float">
            <text:p>94</text:p>
          </table:table-cell>
          <table:table-cell table:formula="of:=[.D$2] / (COUNTIF([.$H$5:.$H14]; [.D$1]) + 1)" office:value-type="float" office:value="88.3333333333333" calcext:value-type="float">
            <text:p>88,3333333333333</text:p>
          </table:table-cell>
          <table:table-cell table:formula="of:=[.E$2] / (COUNTIF([.$H$5:.$H14]; [.E$1]) + 1)" office:value-type="float" office:value="124" calcext:value-type="float">
            <text:p>124</text:p>
          </table:table-cell>
          <table:table-cell table:formula="of:=[.F$2] / (COUNTIF([.$H$5:.$H14]; [.F$1]) + 1)" office:value-type="float" office:value="85.6666666666667" calcext:value-type="float">
            <text:p>85,6666666666667</text:p>
          </table:table-cell>
          <table:table-cell table:formula="of:=[.G$2] / (COUNTIF([.$H$5:.$H14]; [.G$1]) + 1)" office:value-type="float" office:value="79.5" calcext:value-type="float">
            <text:p>79,5</text:p>
          </table:table-cell>
          <table:table-cell table:formula="of:=INDEX([.$B$1:.G11]; 1; MATCH(MAX([.B15:.G15]); [.B15:.G15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 / (COUNTIF([.$H$5:.$H15]; [.B$1]) + 1)" office:value-type="float" office:value="99.6" calcext:value-type="float">
            <text:p>99,6</text:p>
          </table:table-cell>
          <table:table-cell table:formula="of:=[.C$2] / (COUNTIF([.$H$5:.$H15]; [.C$1]) + 1)" office:value-type="float" office:value="94" calcext:value-type="float">
            <text:p>94</text:p>
          </table:table-cell>
          <table:table-cell table:formula="of:=[.D$2] / (COUNTIF([.$H$5:.$H15]; [.D$1]) + 1)" office:value-type="float" office:value="88.3333333333333" calcext:value-type="float">
            <text:p>88,3333333333333</text:p>
          </table:table-cell>
          <table:table-cell table:formula="of:=[.E$2] / (COUNTIF([.$H$5:.$H15]; [.E$1]) + 1)" office:value-type="float" office:value="82.6666666666667" calcext:value-type="float">
            <text:p>82,6666666666667</text:p>
          </table:table-cell>
          <table:table-cell table:formula="of:=[.F$2] / (COUNTIF([.$H$5:.$H15]; [.F$1]) + 1)" office:value-type="float" office:value="85.6666666666667" calcext:value-type="float">
            <text:p>85,6666666666667</text:p>
          </table:table-cell>
          <table:table-cell table:formula="of:=[.G$2] / (COUNTIF([.$H$5:.$H15]; [.G$1]) + 1)" office:value-type="float" office:value="79.5" calcext:value-type="float">
            <text:p>79,5</text:p>
          </table:table-cell>
          <table:table-cell table:formula="of:=INDEX([.$B$1:.G12]; 1; MATCH(MAX([.B16:.G16]); [.B16:.G16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 / (COUNTIF([.$H$5:.$H16]; [.B$1]) + 1)" office:value-type="float" office:value="83" calcext:value-type="float">
            <text:p>83</text:p>
          </table:table-cell>
          <table:table-cell table:formula="of:=[.C$2] / (COUNTIF([.$H$5:.$H16]; [.C$1]) + 1)" office:value-type="float" office:value="94" calcext:value-type="float">
            <text:p>94</text:p>
          </table:table-cell>
          <table:table-cell table:formula="of:=[.D$2] / (COUNTIF([.$H$5:.$H16]; [.D$1]) + 1)" office:value-type="float" office:value="88.3333333333333" calcext:value-type="float">
            <text:p>88,3333333333333</text:p>
          </table:table-cell>
          <table:table-cell table:formula="of:=[.E$2] / (COUNTIF([.$H$5:.$H16]; [.E$1]) + 1)" office:value-type="float" office:value="82.6666666666667" calcext:value-type="float">
            <text:p>82,6666666666667</text:p>
          </table:table-cell>
          <table:table-cell table:formula="of:=[.F$2] / (COUNTIF([.$H$5:.$H16]; [.F$1]) + 1)" office:value-type="float" office:value="85.6666666666667" calcext:value-type="float">
            <text:p>85,6666666666667</text:p>
          </table:table-cell>
          <table:table-cell table:formula="of:=[.G$2] / (COUNTIF([.$H$5:.$H16]; [.G$1]) + 1)" office:value-type="float" office:value="79.5" calcext:value-type="float">
            <text:p>79,5</text:p>
          </table:table-cell>
          <table:table-cell table:formula="of:=INDEX([.$B$1:.G13]; 1; MATCH(MAX([.B17:.G17]); [.B17:.G17]; 0)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 / (COUNTIF([.$H$5:.$H17]; [.B$1]) + 1)" office:value-type="float" office:value="83" calcext:value-type="float">
            <text:p>83</text:p>
          </table:table-cell>
          <table:table-cell table:formula="of:=[.C$2] / (COUNTIF([.$H$5:.$H17]; [.C$1]) + 1)" office:value-type="float" office:value="47" calcext:value-type="float">
            <text:p>47</text:p>
          </table:table-cell>
          <table:table-cell table:formula="of:=[.D$2] / (COUNTIF([.$H$5:.$H17]; [.D$1]) + 1)" office:value-type="float" office:value="88.3333333333333" calcext:value-type="float">
            <text:p>88,3333333333333</text:p>
          </table:table-cell>
          <table:table-cell table:formula="of:=[.E$2] / (COUNTIF([.$H$5:.$H17]; [.E$1]) + 1)" office:value-type="float" office:value="82.6666666666667" calcext:value-type="float">
            <text:p>82,6666666666667</text:p>
          </table:table-cell>
          <table:table-cell table:formula="of:=[.F$2] / (COUNTIF([.$H$5:.$H17]; [.F$1]) + 1)" office:value-type="float" office:value="85.6666666666667" calcext:value-type="float">
            <text:p>85,6666666666667</text:p>
          </table:table-cell>
          <table:table-cell table:formula="of:=[.G$2] / (COUNTIF([.$H$5:.$H17]; [.G$1]) + 1)" office:value-type="float" office:value="79.5" calcext:value-type="float">
            <text:p>79,5</text:p>
          </table:table-cell>
          <table:table-cell table:formula="of:=INDEX([.$B$1:.G14]; 1; MATCH(MAX([.B18:.G18]); [.B18:.G18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 / (COUNTIF([.$H$5:.$H18]; [.B$1]) + 1)" office:value-type="float" office:value="83" calcext:value-type="float">
            <text:p>83</text:p>
          </table:table-cell>
          <table:table-cell table:formula="of:=[.C$2] / (COUNTIF([.$H$5:.$H18]; [.C$1]) + 1)" office:value-type="float" office:value="47" calcext:value-type="float">
            <text:p>47</text:p>
          </table:table-cell>
          <table:table-cell table:formula="of:=[.D$2] / (COUNTIF([.$H$5:.$H18]; [.D$1]) + 1)" office:value-type="float" office:value="66.25" calcext:value-type="float">
            <text:p>66,25</text:p>
          </table:table-cell>
          <table:table-cell table:formula="of:=[.E$2] / (COUNTIF([.$H$5:.$H18]; [.E$1]) + 1)" office:value-type="float" office:value="82.6666666666667" calcext:value-type="float">
            <text:p>82,6666666666667</text:p>
          </table:table-cell>
          <table:table-cell table:formula="of:=[.F$2] / (COUNTIF([.$H$5:.$H18]; [.F$1]) + 1)" office:value-type="float" office:value="85.6666666666667" calcext:value-type="float">
            <text:p>85,6666666666667</text:p>
          </table:table-cell>
          <table:table-cell table:formula="of:=[.G$2] / (COUNTIF([.$H$5:.$H18]; [.G$1]) + 1)" office:value-type="float" office:value="79.5" calcext:value-type="float">
            <text:p>79,5</text:p>
          </table:table-cell>
          <table:table-cell table:formula="of:=INDEX([.$B$1:.G15]; 1; MATCH(MAX([.B19:.G19]); [.B19:.G19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2] / (COUNTIF([.$H$5:.$H19]; [.B$1]) + 1)" office:value-type="float" office:value="83" calcext:value-type="float">
            <text:p>83</text:p>
          </table:table-cell>
          <table:table-cell table:formula="of:=[.C$2] / (COUNTIF([.$H$5:.$H19]; [.C$1]) + 1)" office:value-type="float" office:value="47" calcext:value-type="float">
            <text:p>47</text:p>
          </table:table-cell>
          <table:table-cell table:formula="of:=[.D$2] / (COUNTIF([.$H$5:.$H19]; [.D$1]) + 1)" office:value-type="float" office:value="66.25" calcext:value-type="float">
            <text:p>66,25</text:p>
          </table:table-cell>
          <table:table-cell table:formula="of:=[.E$2] / (COUNTIF([.$H$5:.$H19]; [.E$1]) + 1)" office:value-type="float" office:value="82.6666666666667" calcext:value-type="float">
            <text:p>82,6666666666667</text:p>
          </table:table-cell>
          <table:table-cell table:formula="of:=[.F$2] / (COUNTIF([.$H$5:.$H19]; [.F$1]) + 1)" office:value-type="float" office:value="64.25" calcext:value-type="float">
            <text:p>64,25</text:p>
          </table:table-cell>
          <table:table-cell table:formula="of:=[.G$2] / (COUNTIF([.$H$5:.$H19]; [.G$1]) + 1)" office:value-type="float" office:value="79.5" calcext:value-type="float">
            <text:p>79,5</text:p>
          </table:table-cell>
          <table:table-cell table:formula="of:=INDEX([.$B$1:.G16]; 1; MATCH(MAX([.B20:.G20]); [.B20:.G20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2] / (COUNTIF([.$H$5:.$H20]; [.B$1]) + 1)" office:value-type="float" office:value="71.1428571428571" calcext:value-type="float">
            <text:p>71,1428571428571</text:p>
          </table:table-cell>
          <table:table-cell table:formula="of:=[.C$2] / (COUNTIF([.$H$5:.$H20]; [.C$1]) + 1)" office:value-type="float" office:value="47" calcext:value-type="float">
            <text:p>47</text:p>
          </table:table-cell>
          <table:table-cell table:formula="of:=[.D$2] / (COUNTIF([.$H$5:.$H20]; [.D$1]) + 1)" office:value-type="float" office:value="66.25" calcext:value-type="float">
            <text:p>66,25</text:p>
          </table:table-cell>
          <table:table-cell table:formula="of:=[.E$2] / (COUNTIF([.$H$5:.$H20]; [.E$1]) + 1)" office:value-type="float" office:value="82.6666666666667" calcext:value-type="float">
            <text:p>82,6666666666667</text:p>
          </table:table-cell>
          <table:table-cell table:formula="of:=[.F$2] / (COUNTIF([.$H$5:.$H20]; [.F$1]) + 1)" office:value-type="float" office:value="64.25" calcext:value-type="float">
            <text:p>64,25</text:p>
          </table:table-cell>
          <table:table-cell table:formula="of:=[.G$2] / (COUNTIF([.$H$5:.$H20]; [.G$1]) + 1)" office:value-type="float" office:value="79.5" calcext:value-type="float">
            <text:p>79,5</text:p>
          </table:table-cell>
          <table:table-cell table:formula="of:=INDEX([.$B$1:.G17]; 1; MATCH(MAX([.B21:.G21]); [.B21:.G21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2] / (COUNTIF([.$H$5:.$H21]; [.B$1]) + 1)" office:value-type="float" office:value="71.1428571428571" calcext:value-type="float">
            <text:p>71,1428571428571</text:p>
          </table:table-cell>
          <table:table-cell table:formula="of:=[.C$2] / (COUNTIF([.$H$5:.$H21]; [.C$1]) + 1)" office:value-type="float" office:value="47" calcext:value-type="float">
            <text:p>47</text:p>
          </table:table-cell>
          <table:table-cell table:formula="of:=[.D$2] / (COUNTIF([.$H$5:.$H21]; [.D$1]) + 1)" office:value-type="float" office:value="66.25" calcext:value-type="float">
            <text:p>66,25</text:p>
          </table:table-cell>
          <table:table-cell table:formula="of:=[.E$2] / (COUNTIF([.$H$5:.$H21]; [.E$1]) + 1)" office:value-type="float" office:value="62" calcext:value-type="float">
            <text:p>62</text:p>
          </table:table-cell>
          <table:table-cell table:formula="of:=[.F$2] / (COUNTIF([.$H$5:.$H21]; [.F$1]) + 1)" office:value-type="float" office:value="64.25" calcext:value-type="float">
            <text:p>64,25</text:p>
          </table:table-cell>
          <table:table-cell table:formula="of:=[.G$2] / (COUNTIF([.$H$5:.$H21]; [.G$1]) + 1)" office:value-type="float" office:value="79.5" calcext:value-type="float">
            <text:p>79,5</text:p>
          </table:table-cell>
          <table:table-cell table:formula="of:=INDEX([.$B$1:.G18]; 1; MATCH(MAX([.B22:.G22]); [.B22:.G22]; 0)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2] / (COUNTIF([.$H$5:.$H22]; [.B$1]) + 1)" office:value-type="float" office:value="71.1428571428571" calcext:value-type="float">
            <text:p>71,1428571428571</text:p>
          </table:table-cell>
          <table:table-cell table:formula="of:=[.C$2] / (COUNTIF([.$H$5:.$H22]; [.C$1]) + 1)" office:value-type="float" office:value="47" calcext:value-type="float">
            <text:p>47</text:p>
          </table:table-cell>
          <table:table-cell table:formula="of:=[.D$2] / (COUNTIF([.$H$5:.$H22]; [.D$1]) + 1)" office:value-type="float" office:value="66.25" calcext:value-type="float">
            <text:p>66,25</text:p>
          </table:table-cell>
          <table:table-cell table:formula="of:=[.E$2] / (COUNTIF([.$H$5:.$H22]; [.E$1]) + 1)" office:value-type="float" office:value="62" calcext:value-type="float">
            <text:p>62</text:p>
          </table:table-cell>
          <table:table-cell table:formula="of:=[.F$2] / (COUNTIF([.$H$5:.$H22]; [.F$1]) + 1)" office:value-type="float" office:value="64.25" calcext:value-type="float">
            <text:p>64,25</text:p>
          </table:table-cell>
          <table:table-cell table:formula="of:=[.G$2] / (COUNTIF([.$H$5:.$H22]; [.G$1]) + 1)" office:value-type="float" office:value="53" calcext:value-type="float">
            <text:p>53</text:p>
          </table:table-cell>
          <table:table-cell table:formula="of:=INDEX([.$B$1:.G19]; 1; MATCH(MAX([.B23:.G23]); [.B23:.G23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2] / (COUNTIF([.$H$5:.$H23]; [.B$1]) + 1)" office:value-type="float" office:value="62.25" calcext:value-type="float">
            <text:p>62,25</text:p>
          </table:table-cell>
          <table:table-cell table:formula="of:=[.C$2] / (COUNTIF([.$H$5:.$H23]; [.C$1]) + 1)" office:value-type="float" office:value="47" calcext:value-type="float">
            <text:p>47</text:p>
          </table:table-cell>
          <table:table-cell table:formula="of:=[.D$2] / (COUNTIF([.$H$5:.$H23]; [.D$1]) + 1)" office:value-type="float" office:value="66.25" calcext:value-type="float">
            <text:p>66,25</text:p>
          </table:table-cell>
          <table:table-cell table:formula="of:=[.E$2] / (COUNTIF([.$H$5:.$H23]; [.E$1]) + 1)" office:value-type="float" office:value="62" calcext:value-type="float">
            <text:p>62</text:p>
          </table:table-cell>
          <table:table-cell table:formula="of:=[.F$2] / (COUNTIF([.$H$5:.$H23]; [.F$1]) + 1)" office:value-type="float" office:value="64.25" calcext:value-type="float">
            <text:p>64,25</text:p>
          </table:table-cell>
          <table:table-cell table:formula="of:=[.G$2] / (COUNTIF([.$H$5:.$H23]; [.G$1]) + 1)" office:value-type="float" office:value="53" calcext:value-type="float">
            <text:p>53</text:p>
          </table:table-cell>
          <table:table-cell table:formula="of:=INDEX([.$B$1:.G20]; 1; MATCH(MAX([.B24:.G24]); [.B24:.G24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2] / (COUNTIF([.$H$5:.$H24]; [.B$1]) + 1)" office:value-type="float" office:value="62.25" calcext:value-type="float">
            <text:p>62,25</text:p>
          </table:table-cell>
          <table:table-cell table:formula="of:=[.C$2] / (COUNTIF([.$H$5:.$H24]; [.C$1]) + 1)" office:value-type="float" office:value="47" calcext:value-type="float">
            <text:p>47</text:p>
          </table:table-cell>
          <table:table-cell table:formula="of:=[.D$2] / (COUNTIF([.$H$5:.$H24]; [.D$1]) + 1)" office:value-type="float" office:value="53" calcext:value-type="float">
            <text:p>53</text:p>
          </table:table-cell>
          <table:table-cell table:formula="of:=[.E$2] / (COUNTIF([.$H$5:.$H24]; [.E$1]) + 1)" office:value-type="float" office:value="62" calcext:value-type="float">
            <text:p>62</text:p>
          </table:table-cell>
          <table:table-cell table:formula="of:=[.F$2] / (COUNTIF([.$H$5:.$H24]; [.F$1]) + 1)" office:value-type="float" office:value="64.25" calcext:value-type="float">
            <text:p>64,25</text:p>
          </table:table-cell>
          <table:table-cell table:formula="of:=[.G$2] / (COUNTIF([.$H$5:.$H24]; [.G$1]) + 1)" office:value-type="float" office:value="53" calcext:value-type="float">
            <text:p>53</text:p>
          </table:table-cell>
          <table:table-cell table:formula="of:=INDEX([.$B$1:.G21]; 1; MATCH(MAX([.B25:.G25]); [.B25:.G25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2] / (COUNTIF([.$H$5:.$H25]; [.B$1]) + 1)" office:value-type="float" office:value="62.25" calcext:value-type="float">
            <text:p>62,25</text:p>
          </table:table-cell>
          <table:table-cell table:formula="of:=[.C$2] / (COUNTIF([.$H$5:.$H25]; [.C$1]) + 1)" office:value-type="float" office:value="47" calcext:value-type="float">
            <text:p>47</text:p>
          </table:table-cell>
          <table:table-cell table:formula="of:=[.D$2] / (COUNTIF([.$H$5:.$H25]; [.D$1]) + 1)" office:value-type="float" office:value="53" calcext:value-type="float">
            <text:p>53</text:p>
          </table:table-cell>
          <table:table-cell table:formula="of:=[.E$2] / (COUNTIF([.$H$5:.$H25]; [.E$1]) + 1)" office:value-type="float" office:value="62" calcext:value-type="float">
            <text:p>62</text:p>
          </table:table-cell>
          <table:table-cell table:formula="of:=[.F$2] / (COUNTIF([.$H$5:.$H25]; [.F$1]) + 1)" office:value-type="float" office:value="51.4" calcext:value-type="float">
            <text:p>51,4</text:p>
          </table:table-cell>
          <table:table-cell table:formula="of:=[.G$2] / (COUNTIF([.$H$5:.$H25]; [.G$1]) + 1)" office:value-type="float" office:value="53" calcext:value-type="float">
            <text:p>53</text:p>
          </table:table-cell>
          <table:table-cell table:formula="of:=INDEX([.$B$1:.G22]; 1; MATCH(MAX([.B26:.G26]); [.B26:.G26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2] / (COUNTIF([.$H$5:.$H26]; [.B$1]) + 1)" office:value-type="float" office:value="55.3333333333333" calcext:value-type="float">
            <text:p>55,3333333333333</text:p>
          </table:table-cell>
          <table:table-cell table:formula="of:=[.C$2] / (COUNTIF([.$H$5:.$H26]; [.C$1]) + 1)" office:value-type="float" office:value="47" calcext:value-type="float">
            <text:p>47</text:p>
          </table:table-cell>
          <table:table-cell table:formula="of:=[.D$2] / (COUNTIF([.$H$5:.$H26]; [.D$1]) + 1)" office:value-type="float" office:value="53" calcext:value-type="float">
            <text:p>53</text:p>
          </table:table-cell>
          <table:table-cell table:formula="of:=[.E$2] / (COUNTIF([.$H$5:.$H26]; [.E$1]) + 1)" office:value-type="float" office:value="62" calcext:value-type="float">
            <text:p>62</text:p>
          </table:table-cell>
          <table:table-cell table:formula="of:=[.F$2] / (COUNTIF([.$H$5:.$H26]; [.F$1]) + 1)" office:value-type="float" office:value="51.4" calcext:value-type="float">
            <text:p>51,4</text:p>
          </table:table-cell>
          <table:table-cell table:formula="of:=[.G$2] / (COUNTIF([.$H$5:.$H26]; [.G$1]) + 1)" office:value-type="float" office:value="53" calcext:value-type="float">
            <text:p>53</text:p>
          </table:table-cell>
          <table:table-cell table:formula="of:=INDEX([.$B$1:.G23]; 1; MATCH(MAX([.B27:.G27]); [.B27:.G27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2] / (COUNTIF([.$H$5:.$H27]; [.B$1]) + 1)" office:value-type="float" office:value="55.3333333333333" calcext:value-type="float">
            <text:p>55,3333333333333</text:p>
          </table:table-cell>
          <table:table-cell table:formula="of:=[.C$2] / (COUNTIF([.$H$5:.$H27]; [.C$1]) + 1)" office:value-type="float" office:value="47" calcext:value-type="float">
            <text:p>47</text:p>
          </table:table-cell>
          <table:table-cell table:formula="of:=[.D$2] / (COUNTIF([.$H$5:.$H27]; [.D$1]) + 1)" office:value-type="float" office:value="53" calcext:value-type="float">
            <text:p>53</text:p>
          </table:table-cell>
          <table:table-cell table:formula="of:=[.E$2] / (COUNTIF([.$H$5:.$H27]; [.E$1]) + 1)" office:value-type="float" office:value="49.6" calcext:value-type="float">
            <text:p>49,6</text:p>
          </table:table-cell>
          <table:table-cell table:formula="of:=[.F$2] / (COUNTIF([.$H$5:.$H27]; [.F$1]) + 1)" office:value-type="float" office:value="51.4" calcext:value-type="float">
            <text:p>51,4</text:p>
          </table:table-cell>
          <table:table-cell table:formula="of:=[.G$2] / (COUNTIF([.$H$5:.$H27]; [.G$1]) + 1)" office:value-type="float" office:value="53" calcext:value-type="float">
            <text:p>53</text:p>
          </table:table-cell>
          <table:table-cell table:formula="of:=INDEX([.$B$1:.G24]; 1; MATCH(MAX([.B28:.G28]); [.B28:.G28]; 0))" office:value-type="string" office:string-value="A" calcext:value-type="string">
            <text:p>A</text:p>
          </table:table-cell>
          <table:table-cell table:number-columns-repeated="3"/>
        </table:table-row>
      </table:table>
      <table:table table:name="ZadanieD" table:style-name="ta1">
        <table:shapes>
          <draw:frame draw:z-index="0" draw:style-name="gr1" draw:text-style-name="P1" svg:width="6.2988in" svg:height="3.5429in" svg:x="9.0898in" svg:y="0.5264in">
            <draw:object draw:notify-on-update-of-ranges="ZadanieD.K2:ZadanieD.K2 ZadanieD.L2:ZadanieD.Q2 ZadanieD.K23:ZadanieD.K23 ZadanieD.L23:ZadanieD.Q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Default"/>
        <table:table-column table:style-name="co1" table:number-columns-repeated="6" table:default-cell-style-name="Default"/>
        <table:table-column table:style-name="co14" table:default-cell-style-name="ce12"/>
        <table:table-column table:style-name="co3" table:number-columns-repeated="2" table:default-cell-style-name="Default"/>
        <table:table-column table:style-name="co17" table:default-cell-style-name="ce1"/>
        <table:table-column table:style-name="co18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table:formula="of:=[.U2]" office:value-type="float" office:value="1" calcext:value-type="float">
            <text:p>1</text:p>
          </table:table-cell>
          <table:table-cell table:formula="of:=VLOOKUP([.$A$2]; [.$K$3:.$R$22]; 2; 0)" office:value-type="float" office:value="325" calcext:value-type="float">
            <text:p>325</text:p>
          </table:table-cell>
          <table:table-cell table:formula="of:=VLOOKUP([.$A$2]; [.$K$3:.$R$22]; 3; 0)" office:value-type="float" office:value="155" calcext:value-type="float">
            <text:p>155</text:p>
          </table:table-cell>
          <table:table-cell table:formula="of:=VLOOKUP([.$A$2]; [.$K$3:.$R$22]; 4; 0)" office:value-type="float" office:value="200" calcext:value-type="float">
            <text:p>200</text:p>
          </table:table-cell>
          <table:table-cell table:formula="of:=VLOOKUP([.$A$2]; [.$K$3:.$R$22]; 5; 0)" office:value-type="float" office:value="248" calcext:value-type="float">
            <text:p>248</text:p>
          </table:table-cell>
          <table:table-cell table:formula="of:=VLOOKUP([.$A$2]; [.$K$3:.$R$22]; 6; 0)" office:value-type="float" office:value="311" calcext:value-type="float">
            <text:p>311</text:p>
          </table:table-cell>
          <table:table-cell table:formula="of:=VLOOKUP([.$A$2]; [.$K$3:.$R$22]; 7; 0)" office:value-type="float" office:value="69" calcext:value-type="float">
            <text:p>69</text:p>
          </table:table-cell>
          <table:table-cell table:style-name="Default" table:formula="of:=VLOOKUP([.$A$2]; [.$K$3:.$R$22]; 8; 0)" office:value-type="float" office:value="15" calcext:value-type="float">
            <text:p>15</text:p>
          </table:table-cell>
          <table:table-cell table:number-columns-repeated="2"/>
          <table:table-cell table:style-name="ce26" office:value-type="string" calcext:value-type="string">
            <text:p>Okrą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/>
          <table:table-cell table:style-name="ce25" office:value-type="string" calcext:value-type="string">
            <text:p>Nr okręgu: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style-name="ce10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rok</text:p>
          </table:table-cell>
          <table:table-cell table:style-name="ce11" office:value-type="string" calcext:value-type="string" table:number-columns-spanned="6" table:number-rows-spanned="1">
            <text:p>Komitety</text:p>
          </table:table-cell>
          <table:covered-table-cell table:number-columns-repeated="5" table:style-name="ce2"/>
          <table:table-cell table:style-name="ce2" office:value-type="string" calcext:value-type="string">
            <text:p>Kto otrzymuj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325" calcext:value-type="float">
            <text:p>325</text:p>
          </table:table-cell>
          <table:table-cell table:formula="of:=[.C2]" office:value-type="float" office:value="155" calcext:value-type="float">
            <text:p>155</text:p>
          </table:table-cell>
          <table:table-cell table:formula="of:=[.D2]" office:value-type="float" office:value="200" calcext:value-type="float">
            <text:p>200</text:p>
          </table:table-cell>
          <table:table-cell table:formula="of:=[.E2]" office:value-type="float" office:value="248" calcext:value-type="float">
            <text:p>248</text:p>
          </table:table-cell>
          <table:table-cell table:formula="of:=[.F2]" office:value-type="float" office:value="311" calcext:value-type="float">
            <text:p>311</text:p>
          </table:table-cell>
          <table:table-cell table:formula="of:=[.G2]" office:value-type="float" office:value="69" calcext:value-type="float">
            <text:p>69</text:p>
          </table:table-cell>
          <table:table-cell table:formula="of:=IF([.A5] &lt;= [.$H$2]; INDEX([.$B$1:.G1]; 1; MATCH(MAX([.B5:.G5]); [.B5:.G5]; 0)); &quot;&quot;)" office:value-type="string" office:string-value="A" calcext:value-type="string">
            <text:p>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 / (COUNTIF([.$H$5:.$H5]; [.B$1]) + 1)" office:value-type="float" office:value="162.5" calcext:value-type="float">
            <text:p>162,5</text:p>
          </table:table-cell>
          <table:table-cell table:formula="of:=[.C$2] / (COUNTIF([.$H$5:.$H5]; [.C$1]) + 1)" office:value-type="float" office:value="155" calcext:value-type="float">
            <text:p>155</text:p>
          </table:table-cell>
          <table:table-cell table:formula="of:=[.D$2] / (COUNTIF([.$H$5:.$H5]; [.D$1]) + 1)" office:value-type="float" office:value="200" calcext:value-type="float">
            <text:p>200</text:p>
          </table:table-cell>
          <table:table-cell table:formula="of:=[.E$2] / (COUNTIF([.$H$5:.$H5]; [.E$1]) + 1)" office:value-type="float" office:value="248" calcext:value-type="float">
            <text:p>248</text:p>
          </table:table-cell>
          <table:table-cell table:formula="of:=[.F$2] / (COUNTIF([.$H$5:.$H5]; [.F$1]) + 1)" office:value-type="float" office:value="311" calcext:value-type="float">
            <text:p>311</text:p>
          </table:table-cell>
          <table:table-cell table:formula="of:=[.G$2] / (COUNTIF([.$H$5:.$H5]; [.G$1]) + 1)" office:value-type="float" office:value="69" calcext:value-type="float">
            <text:p>69</text:p>
          </table:table-cell>
          <table:table-cell table:formula="of:=IF([.A6] &lt;= [.$H$2]; INDEX([.$B$1:.G2]; 1; MATCH(MAX([.B6:.G6]); [.B6:.G6]; 0)); &quot;&quot;)" office:value-type="string" office:string-value="E" calcext:value-type="string">
            <text:p>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 / (COUNTIF([.$H$5:.$H6]; [.B$1]) + 1)" office:value-type="float" office:value="162.5" calcext:value-type="float">
            <text:p>162,5</text:p>
          </table:table-cell>
          <table:table-cell table:formula="of:=[.C$2] / (COUNTIF([.$H$5:.$H6]; [.C$1]) + 1)" office:value-type="float" office:value="155" calcext:value-type="float">
            <text:p>155</text:p>
          </table:table-cell>
          <table:table-cell table:formula="of:=[.D$2] / (COUNTIF([.$H$5:.$H6]; [.D$1]) + 1)" office:value-type="float" office:value="200" calcext:value-type="float">
            <text:p>200</text:p>
          </table:table-cell>
          <table:table-cell table:formula="of:=[.E$2] / (COUNTIF([.$H$5:.$H6]; [.E$1]) + 1)" office:value-type="float" office:value="248" calcext:value-type="float">
            <text:p>248</text:p>
          </table:table-cell>
          <table:table-cell table:formula="of:=[.F$2] / (COUNTIF([.$H$5:.$H6]; [.F$1]) + 1)" office:value-type="float" office:value="155.5" calcext:value-type="float">
            <text:p>155,5</text:p>
          </table:table-cell>
          <table:table-cell table:formula="of:=[.G$2] / (COUNTIF([.$H$5:.$H6]; [.G$1]) + 1)" office:value-type="float" office:value="69" calcext:value-type="float">
            <text:p>69</text:p>
          </table:table-cell>
          <table:table-cell table:formula="of:=IF([.A7] &lt;= [.$H$2]; INDEX([.$B$1:.G3]; 1; MATCH(MAX([.B7:.G7]); [.B7:.G7]; 0)); &quot;&quot;)" office:value-type="string" office:string-value="D" calcext:value-type="string">
            <text:p>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 / (COUNTIF([.$H$5:.$H7]; [.B$1]) + 1)" office:value-type="float" office:value="162.5" calcext:value-type="float">
            <text:p>162,5</text:p>
          </table:table-cell>
          <table:table-cell table:formula="of:=[.C$2] / (COUNTIF([.$H$5:.$H7]; [.C$1]) + 1)" office:value-type="float" office:value="155" calcext:value-type="float">
            <text:p>155</text:p>
          </table:table-cell>
          <table:table-cell table:formula="of:=[.D$2] / (COUNTIF([.$H$5:.$H7]; [.D$1]) + 1)" office:value-type="float" office:value="200" calcext:value-type="float">
            <text:p>200</text:p>
          </table:table-cell>
          <table:table-cell table:formula="of:=[.E$2] / (COUNTIF([.$H$5:.$H7]; [.E$1]) + 1)" office:value-type="float" office:value="124" calcext:value-type="float">
            <text:p>124</text:p>
          </table:table-cell>
          <table:table-cell table:formula="of:=[.F$2] / (COUNTIF([.$H$5:.$H7]; [.F$1]) + 1)" office:value-type="float" office:value="155.5" calcext:value-type="float">
            <text:p>155,5</text:p>
          </table:table-cell>
          <table:table-cell table:formula="of:=[.G$2] / (COUNTIF([.$H$5:.$H7]; [.G$1]) + 1)" office:value-type="float" office:value="69" calcext:value-type="float">
            <text:p>69</text:p>
          </table:table-cell>
          <table:table-cell table:formula="of:=IF([.A8] &lt;= [.$H$2]; INDEX([.$B$1:.G4]; 1; MATCH(MAX([.B8:.G8]); [.B8:.G8]; 0)); &quot;&quot;)" office:value-type="string" office:string-value="C" calcext:value-type="string">
            <text:p>C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 / (COUNTIF([.$H$5:.$H8]; [.B$1]) + 1)" office:value-type="float" office:value="162.5" calcext:value-type="float">
            <text:p>162,5</text:p>
          </table:table-cell>
          <table:table-cell table:formula="of:=[.C$2] / (COUNTIF([.$H$5:.$H8]; [.C$1]) + 1)" office:value-type="float" office:value="155" calcext:value-type="float">
            <text:p>155</text:p>
          </table:table-cell>
          <table:table-cell table:formula="of:=[.D$2] / (COUNTIF([.$H$5:.$H8]; [.D$1]) + 1)" office:value-type="float" office:value="100" calcext:value-type="float">
            <text:p>100</text:p>
          </table:table-cell>
          <table:table-cell table:formula="of:=[.E$2] / (COUNTIF([.$H$5:.$H8]; [.E$1]) + 1)" office:value-type="float" office:value="124" calcext:value-type="float">
            <text:p>124</text:p>
          </table:table-cell>
          <table:table-cell table:formula="of:=[.F$2] / (COUNTIF([.$H$5:.$H8]; [.F$1]) + 1)" office:value-type="float" office:value="155.5" calcext:value-type="float">
            <text:p>155,5</text:p>
          </table:table-cell>
          <table:table-cell table:formula="of:=[.G$2] / (COUNTIF([.$H$5:.$H8]; [.G$1]) + 1)" office:value-type="float" office:value="69" calcext:value-type="float">
            <text:p>69</text:p>
          </table:table-cell>
          <table:table-cell table:formula="of:=IF([.A9] &lt;= [.$H$2]; INDEX([.$B$1:.G5]; 1; MATCH(MAX([.B9:.G9]); [.B9:.G9]; 0)); &quot;&quot;)" office:value-type="string" office:string-value="A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 / (COUNTIF([.$H$5:.$H9]; [.B$1]) + 1)" office:value-type="float" office:value="108.333333333333" calcext:value-type="float">
            <text:p>108,333333333333</text:p>
          </table:table-cell>
          <table:table-cell table:formula="of:=[.C$2] / (COUNTIF([.$H$5:.$H9]; [.C$1]) + 1)" office:value-type="float" office:value="155" calcext:value-type="float">
            <text:p>155</text:p>
          </table:table-cell>
          <table:table-cell table:formula="of:=[.D$2] / (COUNTIF([.$H$5:.$H9]; [.D$1]) + 1)" office:value-type="float" office:value="100" calcext:value-type="float">
            <text:p>100</text:p>
          </table:table-cell>
          <table:table-cell table:formula="of:=[.E$2] / (COUNTIF([.$H$5:.$H9]; [.E$1]) + 1)" office:value-type="float" office:value="124" calcext:value-type="float">
            <text:p>124</text:p>
          </table:table-cell>
          <table:table-cell table:formula="of:=[.F$2] / (COUNTIF([.$H$5:.$H9]; [.F$1]) + 1)" office:value-type="float" office:value="155.5" calcext:value-type="float">
            <text:p>155,5</text:p>
          </table:table-cell>
          <table:table-cell table:formula="of:=[.G$2] / (COUNTIF([.$H$5:.$H9]; [.G$1]) + 1)" office:value-type="float" office:value="69" calcext:value-type="float">
            <text:p>69</text:p>
          </table:table-cell>
          <table:table-cell table:formula="of:=IF([.A10] &lt;= [.$H$2]; INDEX([.$B$1:.G6]; 1; MATCH(MAX([.B10:.G10]); [.B10:.G10]; 0)); &quot;&quot;)" office:value-type="string" office:string-value="E" calcext:value-type="string">
            <text:p>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 / (COUNTIF([.$H$5:.$H10]; [.B$1]) + 1)" office:value-type="float" office:value="108.333333333333" calcext:value-type="float">
            <text:p>108,333333333333</text:p>
          </table:table-cell>
          <table:table-cell table:formula="of:=[.C$2] / (COUNTIF([.$H$5:.$H10]; [.C$1]) + 1)" office:value-type="float" office:value="155" calcext:value-type="float">
            <text:p>155</text:p>
          </table:table-cell>
          <table:table-cell table:formula="of:=[.D$2] / (COUNTIF([.$H$5:.$H10]; [.D$1]) + 1)" office:value-type="float" office:value="100" calcext:value-type="float">
            <text:p>100</text:p>
          </table:table-cell>
          <table:table-cell table:formula="of:=[.E$2] / (COUNTIF([.$H$5:.$H10]; [.E$1]) + 1)" office:value-type="float" office:value="124" calcext:value-type="float">
            <text:p>124</text:p>
          </table:table-cell>
          <table:table-cell table:formula="of:=[.F$2] / (COUNTIF([.$H$5:.$H10]; [.F$1]) + 1)" office:value-type="float" office:value="103.666666666667" calcext:value-type="float">
            <text:p>103,666666666667</text:p>
          </table:table-cell>
          <table:table-cell table:formula="of:=[.G$2] / (COUNTIF([.$H$5:.$H10]; [.G$1]) + 1)" office:value-type="float" office:value="69" calcext:value-type="float">
            <text:p>69</text:p>
          </table:table-cell>
          <table:table-cell table:formula="of:=IF([.A11] &lt;= [.$H$2]; INDEX([.$B$1:.G7]; 1; MATCH(MAX([.B11:.G11]); [.B11:.G11]; 0)); &quot;&quot;)" office:value-type="string" office:string-value="B" calcext:value-type="string">
            <text:p>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 / (COUNTIF([.$H$5:.$H11]; [.B$1]) + 1)" office:value-type="float" office:value="108.333333333333" calcext:value-type="float">
            <text:p>108,333333333333</text:p>
          </table:table-cell>
          <table:table-cell table:formula="of:=[.C$2] / (COUNTIF([.$H$5:.$H11]; [.C$1]) + 1)" office:value-type="float" office:value="77.5" calcext:value-type="float">
            <text:p>77,5</text:p>
          </table:table-cell>
          <table:table-cell table:formula="of:=[.D$2] / (COUNTIF([.$H$5:.$H11]; [.D$1]) + 1)" office:value-type="float" office:value="100" calcext:value-type="float">
            <text:p>100</text:p>
          </table:table-cell>
          <table:table-cell table:formula="of:=[.E$2] / (COUNTIF([.$H$5:.$H11]; [.E$1]) + 1)" office:value-type="float" office:value="124" calcext:value-type="float">
            <text:p>124</text:p>
          </table:table-cell>
          <table:table-cell table:formula="of:=[.F$2] / (COUNTIF([.$H$5:.$H11]; [.F$1]) + 1)" office:value-type="float" office:value="103.666666666667" calcext:value-type="float">
            <text:p>103,666666666667</text:p>
          </table:table-cell>
          <table:table-cell table:formula="of:=[.G$2] / (COUNTIF([.$H$5:.$H11]; [.G$1]) + 1)" office:value-type="float" office:value="69" calcext:value-type="float">
            <text:p>69</text:p>
          </table:table-cell>
          <table:table-cell table:formula="of:=IF([.A12] &lt;= [.$H$2]; INDEX([.$B$1:.G8]; 1; MATCH(MAX([.B12:.G12]); [.B12:.G12]; 0)); &quot;&quot;)" office:value-type="string" office:string-value="D" calcext:value-type="string">
            <text:p>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 / (COUNTIF([.$H$5:.$H12]; [.B$1]) + 1)" office:value-type="float" office:value="108.333333333333" calcext:value-type="float">
            <text:p>108,333333333333</text:p>
          </table:table-cell>
          <table:table-cell table:formula="of:=[.C$2] / (COUNTIF([.$H$5:.$H12]; [.C$1]) + 1)" office:value-type="float" office:value="77.5" calcext:value-type="float">
            <text:p>77,5</text:p>
          </table:table-cell>
          <table:table-cell table:formula="of:=[.D$2] / (COUNTIF([.$H$5:.$H12]; [.D$1]) + 1)" office:value-type="float" office:value="100" calcext:value-type="float">
            <text:p>100</text:p>
          </table:table-cell>
          <table:table-cell table:formula="of:=[.E$2] / (COUNTIF([.$H$5:.$H12]; [.E$1]) + 1)" office:value-type="float" office:value="82.6666666666667" calcext:value-type="float">
            <text:p>82,6666666666667</text:p>
          </table:table-cell>
          <table:table-cell table:formula="of:=[.F$2] / (COUNTIF([.$H$5:.$H12]; [.F$1]) + 1)" office:value-type="float" office:value="103.666666666667" calcext:value-type="float">
            <text:p>103,666666666667</text:p>
          </table:table-cell>
          <table:table-cell table:formula="of:=[.G$2] / (COUNTIF([.$H$5:.$H12]; [.G$1]) + 1)" office:value-type="float" office:value="69" calcext:value-type="float">
            <text:p>69</text:p>
          </table:table-cell>
          <table:table-cell table:formula="of:=IF([.A13] &lt;= [.$H$2]; INDEX([.$B$1:.G9]; 1; MATCH(MAX([.B13:.G13]); [.B13:.G13]; 0)); &quot;&quot;)" office:value-type="string" office:string-value="A" calcext:value-type="string">
            <text:p>A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 / (COUNTIF([.$H$5:.$H13]; [.B$1]) + 1)" office:value-type="float" office:value="81.25" calcext:value-type="float">
            <text:p>81,25</text:p>
          </table:table-cell>
          <table:table-cell table:formula="of:=[.C$2] / (COUNTIF([.$H$5:.$H13]; [.C$1]) + 1)" office:value-type="float" office:value="77.5" calcext:value-type="float">
            <text:p>77,5</text:p>
          </table:table-cell>
          <table:table-cell table:formula="of:=[.D$2] / (COUNTIF([.$H$5:.$H13]; [.D$1]) + 1)" office:value-type="float" office:value="100" calcext:value-type="float">
            <text:p>100</text:p>
          </table:table-cell>
          <table:table-cell table:formula="of:=[.E$2] / (COUNTIF([.$H$5:.$H13]; [.E$1]) + 1)" office:value-type="float" office:value="82.6666666666667" calcext:value-type="float">
            <text:p>82,6666666666667</text:p>
          </table:table-cell>
          <table:table-cell table:formula="of:=[.F$2] / (COUNTIF([.$H$5:.$H13]; [.F$1]) + 1)" office:value-type="float" office:value="103.666666666667" calcext:value-type="float">
            <text:p>103,666666666667</text:p>
          </table:table-cell>
          <table:table-cell table:formula="of:=[.G$2] / (COUNTIF([.$H$5:.$H13]; [.G$1]) + 1)" office:value-type="float" office:value="69" calcext:value-type="float">
            <text:p>69</text:p>
          </table:table-cell>
          <table:table-cell table:formula="of:=IF([.A14] &lt;= [.$H$2]; INDEX([.$B$1:.G10]; 1; MATCH(MAX([.B14:.G14]); [.B14:.G14]; 0)); &quot;&quot;)" office:value-type="string" office:string-value="E" calcext:value-type="string">
            <text:p>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 / (COUNTIF([.$H$5:.$H14]; [.B$1]) + 1)" office:value-type="float" office:value="81.25" calcext:value-type="float">
            <text:p>81,25</text:p>
          </table:table-cell>
          <table:table-cell table:formula="of:=[.C$2] / (COUNTIF([.$H$5:.$H14]; [.C$1]) + 1)" office:value-type="float" office:value="77.5" calcext:value-type="float">
            <text:p>77,5</text:p>
          </table:table-cell>
          <table:table-cell table:formula="of:=[.D$2] / (COUNTIF([.$H$5:.$H14]; [.D$1]) + 1)" office:value-type="float" office:value="100" calcext:value-type="float">
            <text:p>100</text:p>
          </table:table-cell>
          <table:table-cell table:formula="of:=[.E$2] / (COUNTIF([.$H$5:.$H14]; [.E$1]) + 1)" office:value-type="float" office:value="82.6666666666667" calcext:value-type="float">
            <text:p>82,6666666666667</text:p>
          </table:table-cell>
          <table:table-cell table:formula="of:=[.F$2] / (COUNTIF([.$H$5:.$H14]; [.F$1]) + 1)" office:value-type="float" office:value="77.75" calcext:value-type="float">
            <text:p>77,75</text:p>
          </table:table-cell>
          <table:table-cell table:formula="of:=[.G$2] / (COUNTIF([.$H$5:.$H14]; [.G$1]) + 1)" office:value-type="float" office:value="69" calcext:value-type="float">
            <text:p>69</text:p>
          </table:table-cell>
          <table:table-cell table:formula="of:=IF([.A15] &lt;= [.$H$2]; INDEX([.$B$1:.G11]; 1; MATCH(MAX([.B15:.G15]); [.B15:.G15]; 0)); &quot;&quot;)" office:value-type="string" office:string-value="C" calcext:value-type="string">
            <text:p>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 / (COUNTIF([.$H$5:.$H15]; [.B$1]) + 1)" office:value-type="float" office:value="81.25" calcext:value-type="float">
            <text:p>81,25</text:p>
          </table:table-cell>
          <table:table-cell table:formula="of:=[.C$2] / (COUNTIF([.$H$5:.$H15]; [.C$1]) + 1)" office:value-type="float" office:value="77.5" calcext:value-type="float">
            <text:p>77,5</text:p>
          </table:table-cell>
          <table:table-cell table:formula="of:=[.D$2] / (COUNTIF([.$H$5:.$H15]; [.D$1]) + 1)" office:value-type="float" office:value="66.6666666666667" calcext:value-type="float">
            <text:p>66,6666666666667</text:p>
          </table:table-cell>
          <table:table-cell table:formula="of:=[.E$2] / (COUNTIF([.$H$5:.$H15]; [.E$1]) + 1)" office:value-type="float" office:value="82.6666666666667" calcext:value-type="float">
            <text:p>82,6666666666667</text:p>
          </table:table-cell>
          <table:table-cell table:formula="of:=[.F$2] / (COUNTIF([.$H$5:.$H15]; [.F$1]) + 1)" office:value-type="float" office:value="77.75" calcext:value-type="float">
            <text:p>77,75</text:p>
          </table:table-cell>
          <table:table-cell table:formula="of:=[.G$2] / (COUNTIF([.$H$5:.$H15]; [.G$1]) + 1)" office:value-type="float" office:value="69" calcext:value-type="float">
            <text:p>69</text:p>
          </table:table-cell>
          <table:table-cell table:formula="of:=IF([.A16] &lt;= [.$H$2]; INDEX([.$B$1:.G12]; 1; MATCH(MAX([.B16:.G16]); [.B16:.G16]; 0)); &quot;&quot;)" office:value-type="string" office:string-value="D" calcext:value-type="string">
            <text:p>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 / (COUNTIF([.$H$5:.$H16]; [.B$1]) + 1)" office:value-type="float" office:value="81.25" calcext:value-type="float">
            <text:p>81,25</text:p>
          </table:table-cell>
          <table:table-cell table:formula="of:=[.C$2] / (COUNTIF([.$H$5:.$H16]; [.C$1]) + 1)" office:value-type="float" office:value="77.5" calcext:value-type="float">
            <text:p>77,5</text:p>
          </table:table-cell>
          <table:table-cell table:formula="of:=[.D$2] / (COUNTIF([.$H$5:.$H16]; [.D$1]) + 1)" office:value-type="float" office:value="66.6666666666667" calcext:value-type="float">
            <text:p>66,6666666666667</text:p>
          </table:table-cell>
          <table:table-cell table:formula="of:=[.E$2] / (COUNTIF([.$H$5:.$H16]; [.E$1]) + 1)" office:value-type="float" office:value="62" calcext:value-type="float">
            <text:p>62</text:p>
          </table:table-cell>
          <table:table-cell table:formula="of:=[.F$2] / (COUNTIF([.$H$5:.$H16]; [.F$1]) + 1)" office:value-type="float" office:value="77.75" calcext:value-type="float">
            <text:p>77,75</text:p>
          </table:table-cell>
          <table:table-cell table:formula="of:=[.G$2] / (COUNTIF([.$H$5:.$H16]; [.G$1]) + 1)" office:value-type="float" office:value="69" calcext:value-type="float">
            <text:p>69</text:p>
          </table:table-cell>
          <table:table-cell table:formula="of:=IF([.A17] &lt;= [.$H$2]; INDEX([.$B$1:.G13]; 1; MATCH(MAX([.B17:.G17]); [.B17:.G17]; 0)); &quot;&quot;)" office:value-type="string" office:string-value="A" calcext:value-type="string">
            <text:p>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 / (COUNTIF([.$H$5:.$H17]; [.B$1]) + 1)" office:value-type="float" office:value="65" calcext:value-type="float">
            <text:p>65</text:p>
          </table:table-cell>
          <table:table-cell table:formula="of:=[.C$2] / (COUNTIF([.$H$5:.$H17]; [.C$1]) + 1)" office:value-type="float" office:value="77.5" calcext:value-type="float">
            <text:p>77,5</text:p>
          </table:table-cell>
          <table:table-cell table:formula="of:=[.D$2] / (COUNTIF([.$H$5:.$H17]; [.D$1]) + 1)" office:value-type="float" office:value="66.6666666666667" calcext:value-type="float">
            <text:p>66,6666666666667</text:p>
          </table:table-cell>
          <table:table-cell table:formula="of:=[.E$2] / (COUNTIF([.$H$5:.$H17]; [.E$1]) + 1)" office:value-type="float" office:value="62" calcext:value-type="float">
            <text:p>62</text:p>
          </table:table-cell>
          <table:table-cell table:formula="of:=[.F$2] / (COUNTIF([.$H$5:.$H17]; [.F$1]) + 1)" office:value-type="float" office:value="77.75" calcext:value-type="float">
            <text:p>77,75</text:p>
          </table:table-cell>
          <table:table-cell table:formula="of:=[.G$2] / (COUNTIF([.$H$5:.$H17]; [.G$1]) + 1)" office:value-type="float" office:value="69" calcext:value-type="float">
            <text:p>69</text:p>
          </table:table-cell>
          <table:table-cell table:formula="of:=IF([.A18] &lt;= [.$H$2]; INDEX([.$B$1:.G14]; 1; MATCH(MAX([.B18:.G18]); [.B18:.G18]; 0)); &quot;&quot;)" office:value-type="string" office:string-value="E" calcext:value-type="string">
            <text:p>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 / (COUNTIF([.$H$5:.$H18]; [.B$1]) + 1)" office:value-type="float" office:value="65" calcext:value-type="float">
            <text:p>65</text:p>
          </table:table-cell>
          <table:table-cell table:formula="of:=[.C$2] / (COUNTIF([.$H$5:.$H18]; [.C$1]) + 1)" office:value-type="float" office:value="77.5" calcext:value-type="float">
            <text:p>77,5</text:p>
          </table:table-cell>
          <table:table-cell table:formula="of:=[.D$2] / (COUNTIF([.$H$5:.$H18]; [.D$1]) + 1)" office:value-type="float" office:value="66.6666666666667" calcext:value-type="float">
            <text:p>66,6666666666667</text:p>
          </table:table-cell>
          <table:table-cell table:formula="of:=[.E$2] / (COUNTIF([.$H$5:.$H18]; [.E$1]) + 1)" office:value-type="float" office:value="62" calcext:value-type="float">
            <text:p>62</text:p>
          </table:table-cell>
          <table:table-cell table:formula="of:=[.F$2] / (COUNTIF([.$H$5:.$H18]; [.F$1]) + 1)" office:value-type="float" office:value="62.2" calcext:value-type="float">
            <text:p>62,2</text:p>
          </table:table-cell>
          <table:table-cell table:formula="of:=[.G$2] / (COUNTIF([.$H$5:.$H18]; [.G$1]) + 1)" office:value-type="float" office:value="69" calcext:value-type="float">
            <text:p>69</text:p>
          </table:table-cell>
          <table:table-cell table:formula="of:=IF([.A19] &lt;= [.$H$2]; INDEX([.$B$1:.G15]; 1; MATCH(MAX([.B19:.G19]); [.B19:.G19]; 0)); &quot;&quot;)" office:value-type="string" office:string-value="B" calcext:value-type="string">
            <text:p>B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2] / (COUNTIF([.$H$5:.$H19]; [.B$1]) + 1)" office:value-type="float" office:value="65" calcext:value-type="float">
            <text:p>65</text:p>
          </table:table-cell>
          <table:table-cell table:formula="of:=[.C$2] / (COUNTIF([.$H$5:.$H19]; [.C$1]) + 1)" office:value-type="float" office:value="51.6666666666667" calcext:value-type="float">
            <text:p>51,6666666666667</text:p>
          </table:table-cell>
          <table:table-cell table:formula="of:=[.D$2] / (COUNTIF([.$H$5:.$H19]; [.D$1]) + 1)" office:value-type="float" office:value="66.6666666666667" calcext:value-type="float">
            <text:p>66,6666666666667</text:p>
          </table:table-cell>
          <table:table-cell table:formula="of:=[.E$2] / (COUNTIF([.$H$5:.$H19]; [.E$1]) + 1)" office:value-type="float" office:value="62" calcext:value-type="float">
            <text:p>62</text:p>
          </table:table-cell>
          <table:table-cell table:formula="of:=[.F$2] / (COUNTIF([.$H$5:.$H19]; [.F$1]) + 1)" office:value-type="float" office:value="62.2" calcext:value-type="float">
            <text:p>62,2</text:p>
          </table:table-cell>
          <table:table-cell table:formula="of:=[.G$2] / (COUNTIF([.$H$5:.$H19]; [.G$1]) + 1)" office:value-type="float" office:value="69" calcext:value-type="float">
            <text:p>69</text:p>
          </table:table-cell>
          <table:table-cell table:formula="of:=IF([.A20] &lt;= [.$H$2]; INDEX([.$B$1:.G16]; 1; MATCH(MAX([.B20:.G20]); [.B20:.G20]; 0)); &quot;&quot;)"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2] / (COUNTIF([.$H$5:.$H20]; [.B$1]) + 1)" office:value-type="float" office:value="65" calcext:value-type="float">
            <text:p>65</text:p>
          </table:table-cell>
          <table:table-cell table:formula="of:=[.C$2] / (COUNTIF([.$H$5:.$H20]; [.C$1]) + 1)" office:value-type="float" office:value="51.6666666666667" calcext:value-type="float">
            <text:p>51,6666666666667</text:p>
          </table:table-cell>
          <table:table-cell table:formula="of:=[.D$2] / (COUNTIF([.$H$5:.$H20]; [.D$1]) + 1)" office:value-type="float" office:value="66.6666666666667" calcext:value-type="float">
            <text:p>66,6666666666667</text:p>
          </table:table-cell>
          <table:table-cell table:formula="of:=[.E$2] / (COUNTIF([.$H$5:.$H20]; [.E$1]) + 1)" office:value-type="float" office:value="62" calcext:value-type="float">
            <text:p>62</text:p>
          </table:table-cell>
          <table:table-cell table:formula="of:=[.F$2] / (COUNTIF([.$H$5:.$H20]; [.F$1]) + 1)" office:value-type="float" office:value="62.2" calcext:value-type="float">
            <text:p>62,2</text:p>
          </table:table-cell>
          <table:table-cell table:formula="of:=[.G$2] / (COUNTIF([.$H$5:.$H20]; [.G$1]) + 1)" office:value-type="float" office:value="69" calcext:value-type="float">
            <text:p>69</text:p>
          </table:table-cell>
          <table:table-cell table:formula="of:=IF([.A21] &lt;= [.$H$2]; INDEX([.$B$1:.G17]; 1; MATCH(MAX([.B21:.G21]); [.B21:.G21]; 0)); &quot;&quot;)"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2] / (COUNTIF([.$H$5:.$H21]; [.B$1]) + 1)" office:value-type="float" office:value="65" calcext:value-type="float">
            <text:p>65</text:p>
          </table:table-cell>
          <table:table-cell table:formula="of:=[.C$2] / (COUNTIF([.$H$5:.$H21]; [.C$1]) + 1)" office:value-type="float" office:value="51.6666666666667" calcext:value-type="float">
            <text:p>51,6666666666667</text:p>
          </table:table-cell>
          <table:table-cell table:formula="of:=[.D$2] / (COUNTIF([.$H$5:.$H21]; [.D$1]) + 1)" office:value-type="float" office:value="66.6666666666667" calcext:value-type="float">
            <text:p>66,6666666666667</text:p>
          </table:table-cell>
          <table:table-cell table:formula="of:=[.E$2] / (COUNTIF([.$H$5:.$H21]; [.E$1]) + 1)" office:value-type="float" office:value="62" calcext:value-type="float">
            <text:p>62</text:p>
          </table:table-cell>
          <table:table-cell table:formula="of:=[.F$2] / (COUNTIF([.$H$5:.$H21]; [.F$1]) + 1)" office:value-type="float" office:value="62.2" calcext:value-type="float">
            <text:p>62,2</text:p>
          </table:table-cell>
          <table:table-cell table:formula="of:=[.G$2] / (COUNTIF([.$H$5:.$H21]; [.G$1]) + 1)" office:value-type="float" office:value="69" calcext:value-type="float">
            <text:p>69</text:p>
          </table:table-cell>
          <table:table-cell table:formula="of:=IF([.A22] &lt;= [.$H$2]; INDEX([.$B$1:.G18]; 1; MATCH(MAX([.B22:.G22]); [.B22:.G22]; 0)); &quot;&quot;)"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2] / (COUNTIF([.$H$5:.$H22]; [.B$1]) + 1)" office:value-type="float" office:value="65" calcext:value-type="float">
            <text:p>65</text:p>
          </table:table-cell>
          <table:table-cell table:formula="of:=[.C$2] / (COUNTIF([.$H$5:.$H22]; [.C$1]) + 1)" office:value-type="float" office:value="51.6666666666667" calcext:value-type="float">
            <text:p>51,6666666666667</text:p>
          </table:table-cell>
          <table:table-cell table:formula="of:=[.D$2] / (COUNTIF([.$H$5:.$H22]; [.D$1]) + 1)" office:value-type="float" office:value="66.6666666666667" calcext:value-type="float">
            <text:p>66,6666666666667</text:p>
          </table:table-cell>
          <table:table-cell table:formula="of:=[.E$2] / (COUNTIF([.$H$5:.$H22]; [.E$1]) + 1)" office:value-type="float" office:value="62" calcext:value-type="float">
            <text:p>62</text:p>
          </table:table-cell>
          <table:table-cell table:formula="of:=[.F$2] / (COUNTIF([.$H$5:.$H22]; [.F$1]) + 1)" office:value-type="float" office:value="62.2" calcext:value-type="float">
            <text:p>62,2</text:p>
          </table:table-cell>
          <table:table-cell table:formula="of:=[.G$2] / (COUNTIF([.$H$5:.$H22]; [.G$1]) + 1)" office:value-type="float" office:value="69" calcext:value-type="float">
            <text:p>69</text:p>
          </table:table-cell>
          <table:table-cell table:formula="of:=IF([.A23] &lt;= [.$H$2]; INDEX([.$B$1:.G19]; 1; MATCH(MAX([.B23:.G23]); [.B23:.G23]; 0)); &quot;&quot;)">
            <text:p/>
          </table:table-cell>
          <table:table-cell table:number-columns-repeated="2"/>
          <table:table-cell office:value-type="string" calcext:value-type="string">
            <text:p>Suma</text:p>
          </table:table-cell>
          <table:table-cell table:style-name="ce18" table:formula="of:=SUM([.L3:.L22])" office:value-type="float" office:value="6331" calcext:value-type="float">
            <text:p>6331</text:p>
          </table:table-cell>
          <table:table-cell table:style-name="ce18" table:formula="of:=SUM([.M3:.M22])" office:value-type="float" office:value="3801" calcext:value-type="float">
            <text:p>3801</text:p>
          </table:table-cell>
          <table:table-cell table:style-name="ce18" table:formula="of:=SUM([.N3:.N22])" office:value-type="float" office:value="3866" calcext:value-type="float">
            <text:p>3866</text:p>
          </table:table-cell>
          <table:table-cell table:style-name="ce18" table:formula="of:=SUM([.O3:.O22])" office:value-type="float" office:value="4941" calcext:value-type="float">
            <text:p>4941</text:p>
          </table:table-cell>
          <table:table-cell table:style-name="ce18" table:formula="of:=SUM([.P3:.P22])" office:value-type="float" office:value="4351" calcext:value-type="float">
            <text:p>4351</text:p>
          </table:table-cell>
          <table:table-cell table:style-name="ce18" table:formula="of:=SUM([.Q3:.Q22])"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2] / (COUNTIF([.$H$5:.$H23]; [.B$1]) + 1)" office:value-type="float" office:value="65" calcext:value-type="float">
            <text:p>65</text:p>
          </table:table-cell>
          <table:table-cell table:formula="of:=[.C$2] / (COUNTIF([.$H$5:.$H23]; [.C$1]) + 1)" office:value-type="float" office:value="51.6666666666667" calcext:value-type="float">
            <text:p>51,6666666666667</text:p>
          </table:table-cell>
          <table:table-cell table:formula="of:=[.D$2] / (COUNTIF([.$H$5:.$H23]; [.D$1]) + 1)" office:value-type="float" office:value="66.6666666666667" calcext:value-type="float">
            <text:p>66,6666666666667</text:p>
          </table:table-cell>
          <table:table-cell table:formula="of:=[.E$2] / (COUNTIF([.$H$5:.$H23]; [.E$1]) + 1)" office:value-type="float" office:value="62" calcext:value-type="float">
            <text:p>62</text:p>
          </table:table-cell>
          <table:table-cell table:formula="of:=[.F$2] / (COUNTIF([.$H$5:.$H23]; [.F$1]) + 1)" office:value-type="float" office:value="62.2" calcext:value-type="float">
            <text:p>62,2</text:p>
          </table:table-cell>
          <table:table-cell table:formula="of:=[.G$2] / (COUNTIF([.$H$5:.$H23]; [.G$1]) + 1)" office:value-type="float" office:value="69" calcext:value-type="float">
            <text:p>69</text:p>
          </table:table-cell>
          <table:table-cell table:formula="of:=IF([.A24] &lt;= [.$H$2]; INDEX([.$B$1:.G20]; 1; MATCH(MAX([.B24:.G24]); [.B24:.G24]; 0)); &quot;&quot;)">
            <text:p/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2] / (COUNTIF([.$H$5:.$H24]; [.B$1]) + 1)" office:value-type="float" office:value="65" calcext:value-type="float">
            <text:p>65</text:p>
          </table:table-cell>
          <table:table-cell table:formula="of:=[.C$2] / (COUNTIF([.$H$5:.$H24]; [.C$1]) + 1)" office:value-type="float" office:value="51.6666666666667" calcext:value-type="float">
            <text:p>51,6666666666667</text:p>
          </table:table-cell>
          <table:table-cell table:formula="of:=[.D$2] / (COUNTIF([.$H$5:.$H24]; [.D$1]) + 1)" office:value-type="float" office:value="66.6666666666667" calcext:value-type="float">
            <text:p>66,6666666666667</text:p>
          </table:table-cell>
          <table:table-cell table:formula="of:=[.E$2] / (COUNTIF([.$H$5:.$H24]; [.E$1]) + 1)" office:value-type="float" office:value="62" calcext:value-type="float">
            <text:p>62</text:p>
          </table:table-cell>
          <table:table-cell table:formula="of:=[.F$2] / (COUNTIF([.$H$5:.$H24]; [.F$1]) + 1)" office:value-type="float" office:value="62.2" calcext:value-type="float">
            <text:p>62,2</text:p>
          </table:table-cell>
          <table:table-cell table:formula="of:=[.G$2] / (COUNTIF([.$H$5:.$H24]; [.G$1]) + 1)" office:value-type="float" office:value="69" calcext:value-type="float">
            <text:p>69</text:p>
          </table:table-cell>
          <table:table-cell table:formula="of:=IF([.A25] &lt;= [.$H$2]; INDEX([.$B$1:.G21]; 1; MATCH(MAX([.B25:.G25]); [.B25:.G25]; 0)); &quot;&quot;)">
            <text:p/>
          </table:table-cell>
          <table:table-cell table:number-columns-repeated="2"/>
          <table:table-cell table:style-name="ce25" office:value-type="string" calcext:value-type="string">
            <text:p>Okrą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2] / (COUNTIF([.$H$5:.$H25]; [.B$1]) + 1)" office:value-type="float" office:value="65" calcext:value-type="float">
            <text:p>65</text:p>
          </table:table-cell>
          <table:table-cell table:formula="of:=[.C$2] / (COUNTIF([.$H$5:.$H25]; [.C$1]) + 1)" office:value-type="float" office:value="51.6666666666667" calcext:value-type="float">
            <text:p>51,6666666666667</text:p>
          </table:table-cell>
          <table:table-cell table:formula="of:=[.D$2] / (COUNTIF([.$H$5:.$H25]; [.D$1]) + 1)" office:value-type="float" office:value="66.6666666666667" calcext:value-type="float">
            <text:p>66,6666666666667</text:p>
          </table:table-cell>
          <table:table-cell table:formula="of:=[.E$2] / (COUNTIF([.$H$5:.$H25]; [.E$1]) + 1)" office:value-type="float" office:value="62" calcext:value-type="float">
            <text:p>62</text:p>
          </table:table-cell>
          <table:table-cell table:formula="of:=[.F$2] / (COUNTIF([.$H$5:.$H25]; [.F$1]) + 1)" office:value-type="float" office:value="62.2" calcext:value-type="float">
            <text:p>62,2</text:p>
          </table:table-cell>
          <table:table-cell table:formula="of:=[.G$2] / (COUNTIF([.$H$5:.$H25]; [.G$1]) + 1)" office:value-type="float" office:value="69" calcext:value-type="float">
            <text:p>69</text:p>
          </table:table-cell>
          <table:table-cell table:formula="of:=IF([.A26] &lt;= [.$H$2]; INDEX([.$B$1:.G22]; 1; MATCH(MAX([.B26:.G26]); [.B26:.G26]; 0)); &quot;&quot;)"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2] / (COUNTIF([.$H$5:.$H26]; [.B$1]) + 1)" office:value-type="float" office:value="65" calcext:value-type="float">
            <text:p>65</text:p>
          </table:table-cell>
          <table:table-cell table:formula="of:=[.C$2] / (COUNTIF([.$H$5:.$H26]; [.C$1]) + 1)" office:value-type="float" office:value="51.6666666666667" calcext:value-type="float">
            <text:p>51,6666666666667</text:p>
          </table:table-cell>
          <table:table-cell table:formula="of:=[.D$2] / (COUNTIF([.$H$5:.$H26]; [.D$1]) + 1)" office:value-type="float" office:value="66.6666666666667" calcext:value-type="float">
            <text:p>66,6666666666667</text:p>
          </table:table-cell>
          <table:table-cell table:formula="of:=[.E$2] / (COUNTIF([.$H$5:.$H26]; [.E$1]) + 1)" office:value-type="float" office:value="62" calcext:value-type="float">
            <text:p>62</text:p>
          </table:table-cell>
          <table:table-cell table:formula="of:=[.F$2] / (COUNTIF([.$H$5:.$H26]; [.F$1]) + 1)" office:value-type="float" office:value="62.2" calcext:value-type="float">
            <text:p>62,2</text:p>
          </table:table-cell>
          <table:table-cell table:formula="of:=[.G$2] / (COUNTIF([.$H$5:.$H26]; [.G$1]) + 1)" office:value-type="float" office:value="69" calcext:value-type="float">
            <text:p>69</text:p>
          </table:table-cell>
          <table:table-cell table:formula="of:=IF([.A27] &lt;= [.$H$2]; INDEX([.$B$1:.G23]; 1; MATCH(MAX([.B27:.G27]); [.B27:.G27]; 0)); &quot;&quot;)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2] / (COUNTIF([.$H$5:.$H27]; [.B$1]) + 1)" office:value-type="float" office:value="65" calcext:value-type="float">
            <text:p>65</text:p>
          </table:table-cell>
          <table:table-cell table:formula="of:=[.C$2] / (COUNTIF([.$H$5:.$H27]; [.C$1]) + 1)" office:value-type="float" office:value="51.6666666666667" calcext:value-type="float">
            <text:p>51,6666666666667</text:p>
          </table:table-cell>
          <table:table-cell table:formula="of:=[.D$2] / (COUNTIF([.$H$5:.$H27]; [.D$1]) + 1)" office:value-type="float" office:value="66.6666666666667" calcext:value-type="float">
            <text:p>66,6666666666667</text:p>
          </table:table-cell>
          <table:table-cell table:formula="of:=[.E$2] / (COUNTIF([.$H$5:.$H27]; [.E$1]) + 1)" office:value-type="float" office:value="62" calcext:value-type="float">
            <text:p>62</text:p>
          </table:table-cell>
          <table:table-cell table:formula="of:=[.F$2] / (COUNTIF([.$H$5:.$H27]; [.F$1]) + 1)" office:value-type="float" office:value="62.2" calcext:value-type="float">
            <text:p>62,2</text:p>
          </table:table-cell>
          <table:table-cell table:formula="of:=[.G$2] / (COUNTIF([.$H$5:.$H27]; [.G$1]) + 1)" office:value-type="float" office:value="69" calcext:value-type="float">
            <text:p>69</text:p>
          </table:table-cell>
          <table:table-cell table:formula="of:=IF([.A28] &lt;= [.$H$2]; INDEX([.$B$1:.G24]; 1; MATCH(MAX([.B28:.G28]); [.B28:.G28]; 0)); &quot;&quot;)"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zem</text:p>
          </table:table-cell>
          <table:table-cell table:style-name="ce25" table:formula="of:=COUNTIF([.$H$5:.$H$28]; [.B1])" office:value-type="float" office:value="4" calcext:value-type="float">
            <text:p>4</text:p>
          </table:table-cell>
          <table:table-cell table:style-name="ce25" table:formula="of:=COUNTIF([.$H$5:.$H$28]; [.C1])" office:value-type="float" office:value="2" calcext:value-type="float">
            <text:p>2</text:p>
          </table:table-cell>
          <table:table-cell table:style-name="ce25" table:formula="of:=COUNTIF([.$H$5:.$H$28]; [.D1])" office:value-type="float" office:value="2" calcext:value-type="float">
            <text:p>2</text:p>
          </table:table-cell>
          <table:table-cell table:style-name="ce25" table:formula="of:=COUNTIF([.$H$5:.$H$28]; [.E1])" office:value-type="float" office:value="3" calcext:value-type="float">
            <text:p>3</text:p>
          </table:table-cell>
          <table:table-cell table:style-name="ce25" table:formula="of:=COUNTIF([.$H$5:.$H$28]; [.F1])" office:value-type="float" office:value="4" calcext:value-type="float">
            <text:p>4</text:p>
          </table:table-cell>
          <table:table-cell table:style-name="ce25" table:formula="of:=COUNTIF([.$H$5:.$H$28]; [.G1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3" calcext:value-type="float">
            <text:p>1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7" calcext:value-type="float">
            <text:p>17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9" calcext:value-type="float">
            <text:p>1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Suma</text:p>
          </table:table-cell>
          <table:table-cell table:style-name="ce18" table:formula="of:=SUM([.L26:.L45])" office:value-type="float" office:value="93" calcext:value-type="float">
            <text:p>93</text:p>
          </table:table-cell>
          <table:table-cell table:style-name="ce18" table:formula="of:=SUM([.M26:.M45])" office:value-type="float" office:value="50" calcext:value-type="float">
            <text:p>50</text:p>
          </table:table-cell>
          <table:table-cell table:style-name="ce18" table:formula="of:=SUM([.N26:.N45])" office:value-type="float" office:value="50" calcext:value-type="float">
            <text:p>50</text:p>
          </table:table-cell>
          <table:table-cell table:style-name="ce18" table:formula="of:=SUM([.O26:.O45])" office:value-type="float" office:value="69" calcext:value-type="float">
            <text:p>69</text:p>
          </table:table-cell>
          <table:table-cell table:style-name="ce18" table:formula="of:=SUM([.P26:.P45])" office:value-type="float" office:value="62" calcext:value-type="float">
            <text:p>62</text:p>
          </table:table-cell>
          <table:table-cell table:style-name="ce18" table:formula="of:=SUM([.Q26:.Q45])" office:value-type="float" office:value="26" calcext:value-type="float">
            <text:p>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.00.0000</text:date>, <text:time style:data-style-name="N2" text:time-value="21:27:19.024667662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8T21:42:24.544427597</dc:date>
    <meta:editing-duration>PT53M7S</meta:editing-duration>
    <meta:editing-cycles>37</meta:editing-cycles>
    <meta:generator>LibreOffice/26.2.2.2$Linux_X86_64 LibreOffice_project/620$Build-2</meta:generator>
    <meta:document-statistic meta:table-count="5" meta:cell-count="131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011" number:language="pl" number:country="PL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tru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011">
      <style:chart-properties chart:link-data-style-to-source="false" chart:data-label-number="percentage" chart:data-label-text="true" chart:data-label-symbol="false" chart:data-label-series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6cm" svg:height="9cm" xlink:href=".." xlink:type="simple" chart:class="chart:circle" chart:style-name="ch1">
        <chart:title svg:x="6.342cm" svg:y="0.316cm" chart:style-name="ch2">
          <text:p>Rozkład głosów</text:p>
        </chart:title>
        <chart:subtitle svg:x="4.72cm" svg:y="1.275cm" chart:style-name="ch2">
          <text:p><text:span text:style-name="T1">Na poszczególne komitety wyborcze</text:span></text:p>
        </chart:subtitle>
        <chart:legend chart:legend-position="end" svg:x="14.997cm" svg:y="2.956cm" style:legend-expansion="high" chart:style-name="ch3"/>
        <chart:plot-area chart:style-name="ch4" svg:x="0.35cm" svg:y="2.308cm" svg:width="14.297cm" svg:height="6.342cm">
          <chart:coordinate-region svg:x="4.84cm" svg:y="2.794cm" svg:width="5.334cm" svg:height="5.334cm"/>
          <chart:axis chart:dimension="x" chart:name="primary-x" chart:style-name="ch5" chartooo:axis-type="auto">
            <chartooo:date-scale/>
            <chart:categories table:cell-range-address="ZadanieD.L2:ZadanieD.Q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danieD.L23:ZadanieD.Q23" chart:label-cell-address="ZadanieD.K23:ZadanieD.K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ZadanieD.L2:ZadanieD.Q2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>Suma</text:p>
                <draw:g>
                  <svg:desc>ZadanieD.K23:ZadanieD.K23</svg:desc>
                </draw:g>
              </table:table-cell>
              <table:table-cell office:value-type="float" office:value="6331">
                <text:p>6331</text:p>
                <draw:g>
                  <svg:desc>ZadanieD.L23:ZadanieD.Q23</svg:desc>
                </draw:g>
              </table:table-cell>
              <table:table-cell office:value-type="float" office:value="3801">
                <text:p>3801</text:p>
              </table:table-cell>
              <table:table-cell office:value-type="float" office:value="3866">
                <text:p>3866</text:p>
              </table:table-cell>
              <table:table-cell office:value-type="float" office:value="4941">
                <text:p>4941</text:p>
              </table:table-cell>
              <table:table-cell office:value-type="float" office:value="4351">
                <text:p>4351</text:p>
              </table:table-cell>
              <table:table-cell office:value-type="float" office:value="2281">
                <text:p>2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